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.52mm"/>
    </style:style>
    <style:style style:name="co2" style:family="table-column">
      <style:table-column-properties fo:break-before="auto" style:column-width="30.85mm"/>
    </style:style>
    <style:style style:name="co3" style:family="table-column">
      <style:table-column-properties fo:break-before="auto" style:column-width="24.3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ighway_map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global_x</text:p>
          </table:table-cell>
          <table:table-cell office:value-type="string" calcext:value-type="string">
            <text:p>global_y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d_x</text:p>
          </table:table-cell>
          <table:table-cell office:value-type="string" calcext:value-type="string">
            <text:p>d_y</text:p>
          </table:table-cell>
        </table:table-row>
        <table:table-row table:style-name="ro1">
          <table:table-cell office:value-type="float" office:value="784.6001" calcext:value-type="float">
            <text:p>784.6001</text:p>
          </table:table-cell>
          <table:table-cell office:value-type="float" office:value="1135.571" calcext:value-type="float">
            <text:p>1135.571</text:p>
          </table:table-cell>
          <table:table-cell office:value-type="float" office:value="0" calcext:value-type="float">
            <text:p>0</text:p>
          </table:table-cell>
          <table:table-cell office:value-type="float" office:value="-0.02359831" calcext:value-type="float">
            <text:p>-0.02359831</text:p>
          </table:table-cell>
          <table:table-cell office:value-type="float" office:value="-0.9997216" calcext:value-type="float">
            <text:p>-0.9997216</text:p>
          </table:table-cell>
        </table:table-row>
        <table:table-row table:style-name="ro1">
          <table:table-cell office:value-type="float" office:value="815.2679" calcext:value-type="float">
            <text:p>815.2679</text:p>
          </table:table-cell>
          <table:table-cell office:value-type="float" office:value="1134.93" calcext:value-type="float">
            <text:p>1134.93</text:p>
          </table:table-cell>
          <table:table-cell office:value-type="float" office:value="30.6744785308838" calcext:value-type="float">
            <text:p>30.6744785309</text:p>
          </table:table-cell>
          <table:table-cell office:value-type="float" office:value="-0.01099479" calcext:value-type="float">
            <text:p>-0.01099479</text:p>
          </table:table-cell>
          <table:table-cell office:value-type="float" office:value="-0.9999396" calcext:value-type="float">
            <text:p>-0.9999396</text:p>
          </table:table-cell>
        </table:table-row>
        <table:table-row table:style-name="ro1">
          <table:table-cell office:value-type="float" office:value="844.6398" calcext:value-type="float">
            <text:p>844.6398</text:p>
          </table:table-cell>
          <table:table-cell office:value-type="float" office:value="1134.911" calcext:value-type="float">
            <text:p>1134.911</text:p>
          </table:table-cell>
          <table:table-cell office:value-type="float" office:value="60.0463714599609" calcext:value-type="float">
            <text:p>60.04637146</text:p>
          </table:table-cell>
          <table:table-cell office:value-type="float" office:value="-0.002048373" calcext:value-type="float">
            <text:p>-0.002048373</text:p>
          </table:table-cell>
          <table:table-cell office:value-type="float" office:value="-0.9999979" calcext:value-type="float">
            <text:p>-0.9999979</text:p>
          </table:table-cell>
        </table:table-row>
        <table:table-row table:style-name="ro1">
          <table:table-cell office:value-type="float" office:value="875.0436" calcext:value-type="float">
            <text:p>875.0436</text:p>
          </table:table-cell>
          <table:table-cell office:value-type="float" office:value="1134.808" calcext:value-type="float">
            <text:p>1134.808</text:p>
          </table:table-cell>
          <table:table-cell office:value-type="float" office:value="90.4504146575928" calcext:value-type="float">
            <text:p>90.4504146576</text:p>
          </table:table-cell>
          <table:table-cell office:value-type="float" office:value="-0.001847863" calcext:value-type="float">
            <text:p>-0.001847863</text:p>
          </table:table-cell>
          <table:table-cell office:value-type="float" office:value="-0.9999983" calcext:value-type="float">
            <text:p>-0.9999983</text:p>
          </table:table-cell>
        </table:table-row>
        <table:table-row table:style-name="ro1">
          <table:table-cell office:value-type="float" office:value="905.283" calcext:value-type="float">
            <text:p>905.283</text:p>
          </table:table-cell>
          <table:table-cell office:value-type="float" office:value="1134.799" calcext:value-type="float">
            <text:p>1134.799</text:p>
          </table:table-cell>
          <table:table-cell office:value-type="float" office:value="120.689735412598" calcext:value-type="float">
            <text:p>120.6897354126</text:p>
          </table:table-cell>
          <table:table-cell office:value-type="float" office:value="0.004131136" calcext:value-type="float">
            <text:p>0.004131136</text:p>
          </table:table-cell>
          <table:table-cell office:value-type="float" office:value="-0.9999915" calcext:value-type="float">
            <text:p>-0.9999915</text:p>
          </table:table-cell>
        </table:table-row>
        <table:table-row table:style-name="ro1">
          <table:table-cell office:value-type="float" office:value="934.9677" calcext:value-type="float">
            <text:p>934.9677</text:p>
          </table:table-cell>
          <table:table-cell office:value-type="float" office:value="1135.055" calcext:value-type="float">
            <text:p>1135.055</text:p>
          </table:table-cell>
          <table:table-cell office:value-type="float" office:value="150.375551223755" calcext:value-type="float">
            <text:p>150.3755512238</text:p>
          </table:table-cell>
          <table:table-cell office:value-type="float" office:value="0.05904382" calcext:value-type="float">
            <text:p>0.05904382</text:p>
          </table:table-cell>
          <table:table-cell office:value-type="float" office:value="-0.9982554" calcext:value-type="float">
            <text:p>-0.9982554</text:p>
          </table:table-cell>
        </table:table-row>
        <table:table-row table:style-name="ro1">
          <table:table-cell office:value-type="float" office:value="964.7734" calcext:value-type="float">
            <text:p>964.7734</text:p>
          </table:table-cell>
          <table:table-cell office:value-type="float" office:value="1138.318" calcext:value-type="float">
            <text:p>1138.318</text:p>
          </table:table-cell>
          <table:table-cell office:value-type="float" office:value="180.359313964844" calcext:value-type="float">
            <text:p>180.3593139648</text:p>
          </table:table-cell>
          <table:table-cell office:value-type="float" office:value="0.1677761" calcext:value-type="float">
            <text:p>0.1677761</text:p>
          </table:table-cell>
          <table:table-cell office:value-type="float" office:value="-0.9858252" calcext:value-type="float">
            <text:p>-0.9858252</text:p>
          </table:table-cell>
        </table:table-row>
        <table:table-row table:style-name="ro1">
          <table:table-cell office:value-type="float" office:value="995.2703" calcext:value-type="float">
            <text:p>995.2703</text:p>
          </table:table-cell>
          <table:table-cell office:value-type="float" office:value="1145.318" calcext:value-type="float">
            <text:p>1145.318</text:p>
          </table:table-cell>
          <table:table-cell office:value-type="float" office:value="211.649354934692" calcext:value-type="float">
            <text:p>211.6493549347</text:p>
          </table:table-cell>
          <table:table-cell office:value-type="float" office:value="0.3077888" calcext:value-type="float">
            <text:p>0.3077888</text:p>
          </table:table-cell>
          <table:table-cell office:value-type="float" office:value="-0.9514547" calcext:value-type="float">
            <text:p>-0.9514547</text:p>
          </table:table-cell>
        </table:table-row>
        <table:table-row table:style-name="ro1">
          <table:table-cell office:value-type="float" office:value="1025.028" calcext:value-type="float">
            <text:p>1025.028</text:p>
          </table:table-cell>
          <table:table-cell office:value-type="float" office:value="1157.81" calcext:value-type="float">
            <text:p>1157.81</text:p>
          </table:table-cell>
          <table:table-cell office:value-type="float" office:value="243.922914505005" calcext:value-type="float">
            <text:p>243.922914505</text:p>
          </table:table-cell>
          <table:table-cell office:value-type="float" office:value="0.3825578" calcext:value-type="float">
            <text:p>0.3825578</text:p>
          </table:table-cell>
          <table:table-cell office:value-type="float" office:value="-0.9239317" calcext:value-type="float">
            <text:p>-0.9239317</text:p>
          </table:table-cell>
        </table:table-row>
        <table:table-row table:style-name="ro1">
          <table:table-cell office:value-type="float" office:value="1054.498" calcext:value-type="float">
            <text:p>1054.498</text:p>
          </table:table-cell>
          <table:table-cell office:value-type="float" office:value="1169.842" calcext:value-type="float">
            <text:p>1169.842</text:p>
          </table:table-cell>
          <table:table-cell office:value-type="float" office:value="275.754606246948" calcext:value-type="float">
            <text:p>275.7546062469</text:p>
          </table:table-cell>
          <table:table-cell office:value-type="float" office:value="0.3815603" calcext:value-type="float">
            <text:p>0.3815603</text:p>
          </table:table-cell>
          <table:table-cell office:value-type="float" office:value="-0.9243439" calcext:value-type="float">
            <text:p>-0.9243439</text:p>
          </table:table-cell>
        </table:table-row>
        <table:table-row table:style-name="ro1">
          <table:table-cell office:value-type="float" office:value="1079.219" calcext:value-type="float">
            <text:p>1079.219</text:p>
          </table:table-cell>
          <table:table-cell office:value-type="float" office:value="1180.179" calcext:value-type="float">
            <text:p>1180.179</text:p>
          </table:table-cell>
          <table:table-cell office:value-type="float" office:value="302.548864364624" calcext:value-type="float">
            <text:p>302.5488643646</text:p>
          </table:table-cell>
          <table:table-cell office:value-type="float" office:value="0.3191902" calcext:value-type="float">
            <text:p>0.3191902</text:p>
          </table:table-cell>
          <table:table-cell office:value-type="float" office:value="-0.9476907" calcext:value-type="float">
            <text:p>-0.9476907</text:p>
          </table:table-cell>
        </table:table-row>
        <table:table-row table:style-name="ro1">
          <table:table-cell office:value-type="float" office:value="1102.047" calcext:value-type="float">
            <text:p>1102.047</text:p>
          </table:table-cell>
          <table:table-cell office:value-type="float" office:value="1185.857" calcext:value-type="float">
            <text:p>1185.857</text:p>
          </table:table-cell>
          <table:table-cell office:value-type="float" office:value="326.072883605957" calcext:value-type="float">
            <text:p>326.072883606</text:p>
          </table:table-cell>
          <table:table-cell office:value-type="float" office:value="0.1833147" calcext:value-type="float">
            <text:p>0.1833147</text:p>
          </table:table-cell>
          <table:table-cell office:value-type="float" office:value="-0.9830543" calcext:value-type="float">
            <text:p>-0.9830543</text:p>
          </table:table-cell>
        </table:table-row>
        <table:table-row table:style-name="ro1">
          <table:table-cell office:value-type="float" office:value="1127.149" calcext:value-type="float">
            <text:p>1127.149</text:p>
          </table:table-cell>
          <table:table-cell office:value-type="float" office:value="1189.116" calcext:value-type="float">
            <text:p>1189.116</text:p>
          </table:table-cell>
          <table:table-cell office:value-type="float" office:value="351.385223388672" calcext:value-type="float">
            <text:p>351.3852233887</text:p>
          </table:table-cell>
          <table:table-cell office:value-type="float" office:value="0.09871602" calcext:value-type="float">
            <text:p>0.09871602</text:p>
          </table:table-cell>
          <table:table-cell office:value-type="float" office:value="-0.9951157" calcext:value-type="float">
            <text:p>-0.9951157</text:p>
          </table:table-cell>
        </table:table-row>
        <table:table-row table:style-name="ro1">
          <table:table-cell office:value-type="float" office:value="1160.17" calcext:value-type="float">
            <text:p>1160.17</text:p>
          </table:table-cell>
          <table:table-cell office:value-type="float" office:value="1191.623" calcext:value-type="float">
            <text:p>1191.623</text:p>
          </table:table-cell>
          <table:table-cell office:value-type="float" office:value="384.50191116333" calcext:value-type="float">
            <text:p>384.5019111633</text:p>
          </table:table-cell>
          <table:table-cell office:value-type="float" office:value="0.06429368" calcext:value-type="float">
            <text:p>0.06429368</text:p>
          </table:table-cell>
          <table:table-cell office:value-type="float" office:value="-0.9979311" calcext:value-type="float">
            <text:p>-0.9979311</text:p>
          </table:table-cell>
        </table:table-row>
        <table:table-row table:style-name="ro1">
          <table:table-cell office:value-type="float" office:value="1182.123" calcext:value-type="float">
            <text:p>1182.123</text:p>
          </table:table-cell>
          <table:table-cell office:value-type="float" office:value="1192.658" calcext:value-type="float">
            <text:p>1192.658</text:p>
          </table:table-cell>
          <table:table-cell office:value-type="float" office:value="406.479455947876" calcext:value-type="float">
            <text:p>406.4794559479</text:p>
          </table:table-cell>
          <table:table-cell office:value-type="float" office:value="0.0466392" calcext:value-type="float">
            <text:p>0.0466392</text:p>
          </table:table-cell>
          <table:table-cell office:value-type="float" office:value="-0.9989119" calcext:value-type="float">
            <text:p>-0.9989119</text:p>
          </table:table-cell>
        </table:table-row>
        <table:table-row table:style-name="ro1">
          <table:table-cell office:value-type="float" office:value="1208.36" calcext:value-type="float">
            <text:p>1208.36</text:p>
          </table:table-cell>
          <table:table-cell office:value-type="float" office:value="1193.873" calcext:value-type="float">
            <text:p>1193.873</text:p>
          </table:table-cell>
          <table:table-cell office:value-type="float" office:value="432.744598388672" calcext:value-type="float">
            <text:p>432.7445983887</text:p>
          </table:table-cell>
          <table:table-cell office:value-type="float" office:value="0.03987533" calcext:value-type="float">
            <text:p>0.03987533</text:p>
          </table:table-cell>
          <table:table-cell office:value-type="float" office:value="-0.9992047" calcext:value-type="float">
            <text:p>-0.9992047</text:p>
          </table:table-cell>
        </table:table-row>
        <table:table-row table:style-name="ro1">
          <table:table-cell office:value-type="float" office:value="1235.623" calcext:value-type="float">
            <text:p>1235.623</text:p>
          </table:table-cell>
          <table:table-cell office:value-type="float" office:value="1194.793" calcext:value-type="float">
            <text:p>1194.793</text:p>
          </table:table-cell>
          <table:table-cell office:value-type="float" office:value="460.022594451904" calcext:value-type="float">
            <text:p>460.0225944519</text:p>
          </table:table-cell>
          <table:table-cell office:value-type="float" office:value="-0.003609776" calcext:value-type="float">
            <text:p>-0.003609776</text:p>
          </table:table-cell>
          <table:table-cell office:value-type="float" office:value="-0.9999935" calcext:value-type="float">
            <text:p>-0.9999935</text:p>
          </table:table-cell>
        </table:table-row>
        <table:table-row table:style-name="ro1">
          <table:table-cell office:value-type="float" office:value="1271.598" calcext:value-type="float">
            <text:p>1271.598</text:p>
          </table:table-cell>
          <table:table-cell office:value-type="float" office:value="1193.644" calcext:value-type="float">
            <text:p>1193.644</text:p>
          </table:table-cell>
          <table:table-cell office:value-type="float" office:value="496.015548706055" calcext:value-type="float">
            <text:p>496.0155487061</text:p>
          </table:table-cell>
          <table:table-cell office:value-type="float" office:value="-0.03843856" calcext:value-type="float">
            <text:p>-0.03843856</text:p>
          </table:table-cell>
          <table:table-cell office:value-type="float" office:value="-0.999261" calcext:value-type="float">
            <text:p>-0.999261</text:p>
          </table:table-cell>
        </table:table-row>
        <table:table-row table:style-name="ro1">
          <table:table-cell office:value-type="float" office:value="1306.97" calcext:value-type="float">
            <text:p>1306.97</text:p>
          </table:table-cell>
          <table:table-cell office:value-type="float" office:value="1192.049" calcext:value-type="float">
            <text:p>1192.049</text:p>
          </table:table-cell>
          <table:table-cell office:value-type="float" office:value="531.42370223999" calcext:value-type="float">
            <text:p>531.42370224</text:p>
          </table:table-cell>
          <table:table-cell office:value-type="float" office:value="-0.07725787" calcext:value-type="float">
            <text:p>-0.07725787</text:p>
          </table:table-cell>
          <table:table-cell office:value-type="float" office:value="-0.9970111" calcext:value-type="float">
            <text:p>-0.9970111</text:p>
          </table:table-cell>
        </table:table-row>
        <table:table-row table:style-name="ro1">
          <table:table-cell office:value-type="float" office:value="1340.477" calcext:value-type="float">
            <text:p>1340.477</text:p>
          </table:table-cell>
          <table:table-cell office:value-type="float" office:value="1188.307" calcext:value-type="float">
            <text:p>1188.307</text:p>
          </table:table-cell>
          <table:table-cell office:value-type="float" office:value="565.138957977295" calcext:value-type="float">
            <text:p>565.1389579773</text:p>
          </table:table-cell>
          <table:table-cell office:value-type="float" office:value="-0.1019143" calcext:value-type="float">
            <text:p>-0.1019143</text:p>
          </table:table-cell>
          <table:table-cell office:value-type="float" office:value="-0.9947932" calcext:value-type="float">
            <text:p>-0.9947932</text:p>
          </table:table-cell>
        </table:table-row>
        <table:table-row table:style-name="ro1">
          <table:table-cell office:value-type="float" office:value="1369.225" calcext:value-type="float">
            <text:p>1369.225</text:p>
          </table:table-cell>
          <table:table-cell office:value-type="float" office:value="1185.671" calcext:value-type="float">
            <text:p>1185.671</text:p>
          </table:table-cell>
          <table:table-cell office:value-type="float" office:value="594.008089065552" calcext:value-type="float">
            <text:p>594.0080890656</text:p>
          </table:table-cell>
          <table:table-cell office:value-type="float" office:value="-0.09411526" calcext:value-type="float">
            <text:p>-0.09411526</text:p>
          </table:table-cell>
          <table:table-cell office:value-type="float" office:value="-0.9955613" calcext:value-type="float">
            <text:p>-0.9955613</text:p>
          </table:table-cell>
        </table:table-row>
        <table:table-row table:style-name="ro1">
          <table:table-cell office:value-type="float" office:value="1398.31" calcext:value-type="float">
            <text:p>1398.31</text:p>
          </table:table-cell>
          <table:table-cell office:value-type="float" office:value="1182.84" calcext:value-type="float">
            <text:p>1182.84</text:p>
          </table:table-cell>
          <table:table-cell office:value-type="float" office:value="623.230533599854" calcext:value-type="float">
            <text:p>623.2305335999</text:p>
          </table:table-cell>
          <table:table-cell office:value-type="float" office:value="-0.114346" calcext:value-type="float">
            <text:p>-0.114346</text:p>
          </table:table-cell>
          <table:table-cell office:value-type="float" office:value="-0.993441" calcext:value-type="float">
            <text:p>-0.993441</text:p>
          </table:table-cell>
        </table:table-row>
        <table:table-row table:style-name="ro1">
          <table:table-cell office:value-type="float" office:value="1430.229" calcext:value-type="float">
            <text:p>1430.229</text:p>
          </table:table-cell>
          <table:table-cell office:value-type="float" office:value="1178.649" calcext:value-type="float">
            <text:p>1178.649</text:p>
          </table:table-cell>
          <table:table-cell office:value-type="float" office:value="655.423355102539" calcext:value-type="float">
            <text:p>655.4233551025</text:p>
          </table:table-cell>
          <table:table-cell office:value-type="float" office:value="-0.1272429" calcext:value-type="float">
            <text:p>-0.1272429</text:p>
          </table:table-cell>
          <table:table-cell office:value-type="float" office:value="-0.9918715" calcext:value-type="float">
            <text:p>-0.9918715</text:p>
          </table:table-cell>
        </table:table-row>
        <table:table-row table:style-name="ro1">
          <table:table-cell office:value-type="float" office:value="1467.004" calcext:value-type="float">
            <text:p>1467.004</text:p>
          </table:table-cell>
          <table:table-cell office:value-type="float" office:value="1174.027" calcext:value-type="float">
            <text:p>1174.027</text:p>
          </table:table-cell>
          <table:table-cell office:value-type="float" office:value="692.487098693848" calcext:value-type="float">
            <text:p>692.4870986938</text:p>
          </table:table-cell>
          <table:table-cell office:value-type="float" office:value="-0.125325" calcext:value-type="float">
            <text:p>-0.125325</text:p>
          </table:table-cell>
          <table:table-cell office:value-type="float" office:value="-0.9921157" calcext:value-type="float">
            <text:p>-0.9921157</text:p>
          </table:table-cell>
        </table:table-row>
        <table:table-row table:style-name="ro1">
          <table:table-cell office:value-type="float" office:value="1492.771" calcext:value-type="float">
            <text:p>1492.771</text:p>
          </table:table-cell>
          <table:table-cell office:value-type="float" office:value="1170.749" calcext:value-type="float">
            <text:p>1170.749</text:p>
          </table:table-cell>
          <table:table-cell office:value-type="float" office:value="718.46262550354" calcext:value-type="float">
            <text:p>718.4626255035</text:p>
          </table:table-cell>
          <table:table-cell office:value-type="float" office:value="-0.1135327" calcext:value-type="float">
            <text:p>-0.1135327</text:p>
          </table:table-cell>
          <table:table-cell office:value-type="float" office:value="-0.9935344" calcext:value-type="float">
            <text:p>-0.9935344</text:p>
          </table:table-cell>
        </table:table-row>
        <table:table-row table:style-name="ro1">
          <table:table-cell office:value-type="float" office:value="1519.772" calcext:value-type="float">
            <text:p>1519.772</text:p>
          </table:table-cell>
          <table:table-cell office:value-type="float" office:value="1167.997" calcext:value-type="float">
            <text:p>1167.997</text:p>
          </table:table-cell>
          <table:table-cell office:value-type="float" office:value="745.602956771851" calcext:value-type="float">
            <text:p>745.6029567719</text:p>
          </table:table-cell>
          <table:table-cell office:value-type="float" office:value="-0.08889008" calcext:value-type="float">
            <text:p>-0.08889008</text:p>
          </table:table-cell>
          <table:table-cell office:value-type="float" office:value="-0.9960414" calcext:value-type="float">
            <text:p>-0.9960414</text:p>
          </table:table-cell>
        </table:table-row>
        <table:table-row table:style-name="ro1">
          <table:table-cell office:value-type="float" office:value="1546.772" calcext:value-type="float">
            <text:p>1546.772</text:p>
          </table:table-cell>
          <table:table-cell office:value-type="float" office:value="1165.93" calcext:value-type="float">
            <text:p>1165.93</text:p>
          </table:table-cell>
          <table:table-cell office:value-type="float" office:value="772.682252883911" calcext:value-type="float">
            <text:p>772.6822528839</text:p>
          </table:table-cell>
          <table:table-cell office:value-type="float" office:value="-0.08344746" calcext:value-type="float">
            <text:p>-0.08344746</text:p>
          </table:table-cell>
          <table:table-cell office:value-type="float" office:value="-0.9965122" calcext:value-type="float">
            <text:p>-0.9965122</text:p>
          </table:table-cell>
        </table:table-row>
        <table:table-row table:style-name="ro1">
          <table:table-cell office:value-type="float" office:value="1572.312" calcext:value-type="float">
            <text:p>1572.312</text:p>
          </table:table-cell>
          <table:table-cell office:value-type="float" office:value="1163.598" calcext:value-type="float">
            <text:p>1163.598</text:p>
          </table:table-cell>
          <table:table-cell office:value-type="float" office:value="798.328052520752" calcext:value-type="float">
            <text:p>798.3280525208</text:p>
          </table:table-cell>
          <table:table-cell office:value-type="float" office:value="-0.0766077" calcext:value-type="float">
            <text:p>-0.0766077</text:p>
          </table:table-cell>
          <table:table-cell office:value-type="float" office:value="-0.9970613" calcext:value-type="float">
            <text:p>-0.9970613</text:p>
          </table:table-cell>
        </table:table-row>
        <table:table-row table:style-name="ro1">
          <table:table-cell office:value-type="float" office:value="1598.067" calcext:value-type="float">
            <text:p>1598.067</text:p>
          </table:table-cell>
          <table:table-cell office:value-type="float" office:value="1161.989" calcext:value-type="float">
            <text:p>1161.989</text:p>
          </table:table-cell>
          <table:table-cell office:value-type="float" office:value="824.133642196655" calcext:value-type="float">
            <text:p>824.1336421967</text:p>
          </table:table-cell>
          <table:table-cell office:value-type="float" office:value="-0.0760113" calcext:value-type="float">
            <text:p>-0.0760113</text:p>
          </table:table-cell>
          <table:table-cell office:value-type="float" office:value="-0.9971071" calcext:value-type="float">
            <text:p>-0.9971071</text:p>
          </table:table-cell>
        </table:table-row>
        <table:table-row table:style-name="ro1">
          <table:table-cell office:value-type="float" office:value="1625.75" calcext:value-type="float">
            <text:p>1625.75</text:p>
          </table:table-cell>
          <table:table-cell office:value-type="float" office:value="1159.524" calcext:value-type="float">
            <text:p>1159.524</text:p>
          </table:table-cell>
          <table:table-cell office:value-type="float" office:value="851.926485061646" calcext:value-type="float">
            <text:p>851.9264850616</text:p>
          </table:table-cell>
          <table:table-cell office:value-type="float" office:value="-0.1055453" calcext:value-type="float">
            <text:p>-0.1055453</text:p>
          </table:table-cell>
          <table:table-cell office:value-type="float" office:value="-0.9944146" calcext:value-type="float">
            <text:p>-0.9944146</text:p>
          </table:table-cell>
        </table:table-row>
        <table:table-row table:style-name="ro1">
          <table:table-cell office:value-type="float" office:value="1650.008" calcext:value-type="float">
            <text:p>1650.008</text:p>
          </table:table-cell>
          <table:table-cell office:value-type="float" office:value="1156.476" calcext:value-type="float">
            <text:p>1156.476</text:p>
          </table:table-cell>
          <table:table-cell office:value-type="float" office:value="876.375202178955" calcext:value-type="float">
            <text:p>876.375202179</text:p>
          </table:table-cell>
          <table:table-cell office:value-type="float" office:value="-0.09285724" calcext:value-type="float">
            <text:p>-0.09285724</text:p>
          </table:table-cell>
          <table:table-cell office:value-type="float" office:value="-0.9956795" calcext:value-type="float">
            <text:p>-0.9956795</text:p>
          </table:table-cell>
        </table:table-row>
        <table:table-row table:style-name="ro1">
          <table:table-cell office:value-type="float" office:value="1678.284" calcext:value-type="float">
            <text:p>1678.284</text:p>
          </table:table-cell>
          <table:table-cell office:value-type="float" office:value="1154.625" calcext:value-type="float">
            <text:p>1154.625</text:p>
          </table:table-cell>
          <table:table-cell office:value-type="float" office:value="904.711477279663" calcext:value-type="float">
            <text:p>904.7114772797</text:p>
          </table:table-cell>
          <table:table-cell office:value-type="float" office:value="-0.07567847" calcext:value-type="float">
            <text:p>-0.07567847</text:p>
          </table:table-cell>
          <table:table-cell office:value-type="float" office:value="-0.9971323" calcext:value-type="float">
            <text:p>-0.9971323</text:p>
          </table:table-cell>
        </table:table-row>
        <table:table-row table:style-name="ro1">
          <table:table-cell office:value-type="float" office:value="1705.723" calcext:value-type="float">
            <text:p>1705.723</text:p>
          </table:table-cell>
          <table:table-cell office:value-type="float" office:value="1152.247" calcext:value-type="float">
            <text:p>1152.247</text:p>
          </table:table-cell>
          <table:table-cell office:value-type="float" office:value="932.25301361084" calcext:value-type="float">
            <text:p>932.2530136108</text:p>
          </table:table-cell>
          <table:table-cell office:value-type="float" office:value="-0.08113801" calcext:value-type="float">
            <text:p>-0.08113801</text:p>
          </table:table-cell>
          <table:table-cell office:value-type="float" office:value="-0.9967029" calcext:value-type="float">
            <text:p>-0.9967029</text:p>
          </table:table-cell>
        </table:table-row>
        <table:table-row table:style-name="ro1">
          <table:table-cell office:value-type="float" office:value="1732.784" calcext:value-type="float">
            <text:p>1732.784</text:p>
          </table:table-cell>
          <table:table-cell office:value-type="float" office:value="1150.188" calcext:value-type="float">
            <text:p>1150.188</text:p>
          </table:table-cell>
          <table:table-cell office:value-type="float" office:value="959.392517089844" calcext:value-type="float">
            <text:p>959.3925170898</text:p>
          </table:table-cell>
          <table:table-cell office:value-type="float" office:value="-0.06582308" calcext:value-type="float">
            <text:p>-0.06582308</text:p>
          </table:table-cell>
          <table:table-cell office:value-type="float" office:value="-0.9978314" calcext:value-type="float">
            <text:p>-0.9978314</text:p>
          </table:table-cell>
        </table:table-row>
        <table:table-row table:style-name="ro1">
          <table:table-cell office:value-type="float" office:value="1764.228" calcext:value-type="float">
            <text:p>1764.228</text:p>
          </table:table-cell>
          <table:table-cell office:value-type="float" office:value="1148.388" calcext:value-type="float">
            <text:p>1148.388</text:p>
          </table:table-cell>
          <table:table-cell office:value-type="float" office:value="990.888347625732" calcext:value-type="float">
            <text:p>990.8883476257</text:p>
          </table:table-cell>
          <table:table-cell office:value-type="float" office:value="-0.06089294" calcext:value-type="float">
            <text:p>-0.06089294</text:p>
          </table:table-cell>
          <table:table-cell office:value-type="float" office:value="-0.9981443" calcext:value-type="float">
            <text:p>-0.9981443</text:p>
          </table:table-cell>
        </table:table-row>
        <table:table-row table:style-name="ro1">
          <table:table-cell office:value-type="float" office:value="1792.092" calcext:value-type="float">
            <text:p>1792.092</text:p>
          </table:table-cell>
          <table:table-cell office:value-type="float" office:value="1146.57" calcext:value-type="float">
            <text:p>1146.57</text:p>
          </table:table-cell>
          <table:table-cell office:value-type="float" office:value="1018.81147575378" calcext:value-type="float">
            <text:p>1018.8114757538</text:p>
          </table:table-cell>
          <table:table-cell office:value-type="float" office:value="-0.04263735" calcext:value-type="float">
            <text:p>-0.04263735</text:p>
          </table:table-cell>
          <table:table-cell office:value-type="float" office:value="-0.9990907" calcext:value-type="float">
            <text:p>-0.9990907</text:p>
          </table:table-cell>
        </table:table-row>
        <table:table-row table:style-name="ro1">
          <table:table-cell office:value-type="float" office:value="1820.696" calcext:value-type="float">
            <text:p>1820.696</text:p>
          </table:table-cell>
          <table:table-cell office:value-type="float" office:value="1145.978" calcext:value-type="float">
            <text:p>1145.978</text:p>
          </table:table-cell>
          <table:table-cell office:value-type="float" office:value="1047.42087173462" calcext:value-type="float">
            <text:p>1047.4208717346</text:p>
          </table:table-cell>
          <table:table-cell office:value-type="float" office:value="0.03766942" calcext:value-type="float">
            <text:p>0.03766942</text:p>
          </table:table-cell>
          <table:table-cell office:value-type="float" office:value="-0.9992902" calcext:value-type="float">
            <text:p>-0.9992902</text:p>
          </table:table-cell>
        </table:table-row>
        <table:table-row table:style-name="ro1">
          <table:table-cell office:value-type="float" office:value="1848.6" calcext:value-type="float">
            <text:p>1848.6</text:p>
          </table:table-cell>
          <table:table-cell office:value-type="float" office:value="1148.7" calcext:value-type="float">
            <text:p>1148.7</text:p>
          </table:table-cell>
          <table:table-cell office:value-type="float" office:value="1075.45774269104" calcext:value-type="float">
            <text:p>1075.457742691</text:p>
          </table:table-cell>
          <table:table-cell office:value-type="float" office:value="0.1151181" calcext:value-type="float">
            <text:p>0.1151181</text:p>
          </table:table-cell>
          <table:table-cell office:value-type="float" office:value="-0.9933518" calcext:value-type="float">
            <text:p>-0.9933518</text:p>
          </table:table-cell>
        </table:table-row>
        <table:table-row table:style-name="ro1">
          <table:table-cell office:value-type="float" office:value="1878.7" calcext:value-type="float">
            <text:p>1878.7</text:p>
          </table:table-cell>
          <table:table-cell office:value-type="float" office:value="1152.7" calcext:value-type="float">
            <text:p>1152.7</text:p>
          </table:table-cell>
          <table:table-cell office:value-type="float" office:value="1105.8223361969" calcext:value-type="float">
            <text:p>1105.8223361969</text:p>
          </table:table-cell>
          <table:table-cell office:value-type="float" office:value="0.1732973" calcext:value-type="float">
            <text:p>0.1732973</text:p>
          </table:table-cell>
          <table:table-cell office:value-type="float" office:value="-0.9848697" calcext:value-type="float">
            <text:p>-0.984869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1158.8" calcext:value-type="float">
            <text:p>1158.8</text:p>
          </table:table-cell>
          <table:table-cell office:value-type="float" office:value="1133.79560661316" calcext:value-type="float">
            <text:p>1133.7956066132</text:p>
          </table:table-cell>
          <table:table-cell office:value-type="float" office:value="0.2394996" calcext:value-type="float">
            <text:p>0.2394996</text:p>
          </table:table-cell>
          <table:table-cell office:value-type="float" office:value="-0.9708965" calcext:value-type="float">
            <text:p>-0.9708965</text:p>
          </table:table-cell>
        </table:table-row>
        <table:table-row table:style-name="ro1">
          <table:table-cell office:value-type="float" office:value="1931.4" calcext:value-type="float">
            <text:p>1931.4</text:p>
          </table:table-cell>
          <table:table-cell office:value-type="float" office:value="1165.7" calcext:value-type="float">
            <text:p>1165.7</text:p>
          </table:table-cell>
          <table:table-cell office:value-type="float" office:value="1160.11612892151" calcext:value-type="float">
            <text:p>1160.1161289215</text:p>
          </table:table-cell>
          <table:table-cell office:value-type="float" office:value="0.3074293" calcext:value-type="float">
            <text:p>0.3074293</text:p>
          </table:table-cell>
          <table:table-cell office:value-type="float" office:value="-0.9515709" calcext:value-type="float">
            <text:p>-0.9515709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1175.6" calcext:value-type="float">
            <text:p>1175.6</text:p>
          </table:table-cell>
          <table:table-cell office:value-type="float" office:value="1188.49868011475" calcext:value-type="float">
            <text:p>1188.4986801148</text:p>
          </table:table-cell>
          <table:table-cell office:value-type="float" office:value="0.4260512" calcext:value-type="float">
            <text:p>0.4260512</text:p>
          </table:table-cell>
          <table:table-cell office:value-type="float" office:value="-0.904699" calcext:value-type="float">
            <text:p>-0.904699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190" calcext:value-type="float">
            <text:p>1190</text:p>
          </table:table-cell>
          <table:table-cell office:value-type="float" office:value="1217.34934234619" calcext:value-type="float">
            <text:p>1217.3493423462</text:p>
          </table:table-cell>
          <table:table-cell office:value-type="float" office:value="0.5633372" calcext:value-type="float">
            <text:p>0.5633372</text:p>
          </table:table-cell>
          <table:table-cell office:value-type="float" office:value="-0.826227" calcext:value-type="float">
            <text:p>-0.826227</text:p>
          </table:table-cell>
        </table:table-row>
        <table:table-row table:style-name="ro1">
          <table:table-cell office:value-type="float" office:value="2004.2" calcext:value-type="float">
            <text:p>2004.2</text:p>
          </table:table-cell>
          <table:table-cell office:value-type="float" office:value="1207.1" calcext:value-type="float">
            <text:p>1207.1</text:p>
          </table:table-cell>
          <table:table-cell office:value-type="float" office:value="1244.5862121582" calcext:value-type="float">
            <text:p>1244.5862121582</text:p>
          </table:table-cell>
          <table:table-cell office:value-type="float" office:value="0.6943331" calcext:value-type="float">
            <text:p>0.6943331</text:p>
          </table:table-cell>
          <table:table-cell office:value-type="float" office:value="-0.7196538" calcext:value-type="float">
            <text:p>-0.7196538</text:p>
          </table:table-cell>
        </table:table-row>
        <table:table-row table:style-name="ro1">
          <table:table-cell office:value-type="float" office:value="2022.489" calcext:value-type="float">
            <text:p>2022.489</text:p>
          </table:table-cell>
          <table:table-cell office:value-type="float" office:value="1228.1" calcext:value-type="float">
            <text:p>1228.1</text:p>
          </table:table-cell>
          <table:table-cell office:value-type="float" office:value="1272.43389701843" calcext:value-type="float">
            <text:p>1272.4338970184</text:p>
          </table:table-cell>
          <table:table-cell office:value-type="float" office:value="0.8111242" calcext:value-type="float">
            <text:p>0.8111242</text:p>
          </table:table-cell>
          <table:table-cell office:value-type="float" office:value="-0.5848739" calcext:value-type="float">
            <text:p>-0.5848739</text:p>
          </table:table-cell>
        </table:table-row>
        <table:table-row table:style-name="ro1">
          <table:table-cell office:value-type="float" office:value="2038.835" calcext:value-type="float">
            <text:p>2038.835</text:p>
          </table:table-cell>
          <table:table-cell office:value-type="float" office:value="1255.133" calcext:value-type="float">
            <text:p>1255.133</text:p>
          </table:table-cell>
          <table:table-cell office:value-type="float" office:value="1304.02465629578" calcext:value-type="float">
            <text:p>1304.0246562958</text:p>
          </table:table-cell>
          <table:table-cell office:value-type="float" office:value="0.8790351" calcext:value-type="float">
            <text:p>0.8790351</text:p>
          </table:table-cell>
          <table:table-cell office:value-type="float" office:value="-0.476757" calcext:value-type="float">
            <text:p>-0.476757</text:p>
          </table:table-cell>
        </table:table-row>
        <table:table-row table:style-name="ro1">
          <table:table-cell office:value-type="float" office:value="2053.169" calcext:value-type="float">
            <text:p>2053.169</text:p>
          </table:table-cell>
          <table:table-cell office:value-type="float" office:value="1284.666" calcext:value-type="float">
            <text:p>1284.666</text:p>
          </table:table-cell>
          <table:table-cell office:value-type="float" office:value="1336.85226249695" calcext:value-type="float">
            <text:p>1336.852262497</text:p>
          </table:table-cell>
          <table:table-cell office:value-type="float" office:value="0.9165804" calcext:value-type="float">
            <text:p>0.9165804</text:p>
          </table:table-cell>
          <table:table-cell office:value-type="float" office:value="-0.3998505" calcext:value-type="float">
            <text:p>-0.3998505</text:p>
          </table:table-cell>
        </table:table-row>
        <table:table-row table:style-name="ro1">
          <table:table-cell office:value-type="float" office:value="2064.145" calcext:value-type="float">
            <text:p>2064.145</text:p>
          </table:table-cell>
          <table:table-cell office:value-type="float" office:value="1313.15" calcext:value-type="float">
            <text:p>1313.15</text:p>
          </table:table-cell>
          <table:table-cell office:value-type="float" office:value="1367.37812805176" calcext:value-type="float">
            <text:p>1367.3781280518</text:p>
          </table:table-cell>
          <table:table-cell office:value-type="float" office:value="0.9349459" calcext:value-type="float">
            <text:p>0.9349459</text:p>
          </table:table-cell>
          <table:table-cell office:value-type="float" office:value="-0.3547901" calcext:value-type="float">
            <text:p>-0.3547901</text:p>
          </table:table-cell>
        </table:table-row>
        <table:table-row table:style-name="ro1">
          <table:table-cell office:value-type="float" office:value="2076.104" calcext:value-type="float">
            <text:p>2076.104</text:p>
          </table:table-cell>
          <table:table-cell office:value-type="float" office:value="1345.106" calcext:value-type="float">
            <text:p>1345.106</text:p>
          </table:table-cell>
          <table:table-cell office:value-type="float" office:value="1401.49840164185" calcext:value-type="float">
            <text:p>1401.4984016419</text:p>
          </table:table-cell>
          <table:table-cell office:value-type="float" office:value="0.9458216" calcext:value-type="float">
            <text:p>0.9458216</text:p>
          </table:table-cell>
          <table:table-cell office:value-type="float" office:value="-0.3246866" calcext:value-type="float">
            <text:p>-0.3246866</text:p>
          </table:table-cell>
        </table:table-row>
        <table:table-row table:style-name="ro1">
          <table:table-cell office:value-type="float" office:value="2084.781" calcext:value-type="float">
            <text:p>2084.781</text:p>
          </table:table-cell>
          <table:table-cell office:value-type="float" office:value="1373.266" calcext:value-type="float">
            <text:p>1373.266</text:p>
          </table:table-cell>
          <table:table-cell office:value-type="float" office:value="1430.96549606323" calcext:value-type="float">
            <text:p>1430.9654960632</text:p>
          </table:table-cell>
          <table:table-cell office:value-type="float" office:value="0.9578987" calcext:value-type="float">
            <text:p>0.9578987</text:p>
          </table:table-cell>
          <table:table-cell office:value-type="float" office:value="-0.2871063" calcext:value-type="float">
            <text:p>-0.2871063</text:p>
          </table:table-cell>
        </table:table-row>
        <table:table-row table:style-name="ro1">
          <table:table-cell office:value-type="float" office:value="2093.3" calcext:value-type="float">
            <text:p>2093.3</text:p>
          </table:table-cell>
          <table:table-cell office:value-type="float" office:value="1402.477" calcext:value-type="float">
            <text:p>1402.477</text:p>
          </table:table-cell>
          <table:table-cell office:value-type="float" office:value="1461.39277076721" calcext:value-type="float">
            <text:p>1461.3927707672</text:p>
          </table:table-cell>
          <table:table-cell office:value-type="float" office:value="0.9620903" calcext:value-type="float">
            <text:p>0.9620903</text:p>
          </table:table-cell>
          <table:table-cell office:value-type="float" office:value="-0.272731" calcext:value-type="float">
            <text:p>-0.272731</text:p>
          </table:table-cell>
        </table:table-row>
        <table:table-row table:style-name="ro1">
          <table:table-cell office:value-type="float" office:value="2101.777" calcext:value-type="float">
            <text:p>2101.777</text:p>
          </table:table-cell>
          <table:table-cell office:value-type="float" office:value="1433.22" calcext:value-type="float">
            <text:p>1433.22</text:p>
          </table:table-cell>
          <table:table-cell office:value-type="float" office:value="1493.2835483551" calcext:value-type="float">
            <text:p>1493.2835483551</text:p>
          </table:table-cell>
          <table:table-cell office:value-type="float" office:value="0.9782934" calcext:value-type="float">
            <text:p>0.9782934</text:p>
          </table:table-cell>
          <table:table-cell office:value-type="float" office:value="-0.2072245" calcext:value-type="float">
            <text:p>-0.2072245</text:p>
          </table:table-cell>
        </table:table-row>
        <table:table-row table:style-name="ro1">
          <table:table-cell office:value-type="float" office:value="2106.933" calcext:value-type="float">
            <text:p>2106.933</text:p>
          </table:table-cell>
          <table:table-cell office:value-type="float" office:value="1466.839" calcext:value-type="float">
            <text:p>1466.839</text:p>
          </table:table-cell>
          <table:table-cell office:value-type="float" office:value="1527.29516410828" calcext:value-type="float">
            <text:p>1527.2951641083</text:p>
          </table:table-cell>
          <table:table-cell office:value-type="float" office:value="0.9898572" calcext:value-type="float">
            <text:p>0.9898572</text:p>
          </table:table-cell>
          <table:table-cell office:value-type="float" office:value="-0.1420661" calcext:value-type="float">
            <text:p>-0.1420661</text:p>
          </table:table-cell>
        </table:table-row>
        <table:table-row table:style-name="ro1">
          <table:table-cell office:value-type="float" office:value="2111.222" calcext:value-type="float">
            <text:p>2111.222</text:p>
          </table:table-cell>
          <table:table-cell office:value-type="float" office:value="1499.026" calcext:value-type="float">
            <text:p>1499.026</text:p>
          </table:table-cell>
          <table:table-cell office:value-type="float" office:value="1559.76698493958" calcext:value-type="float">
            <text:p>1559.7669849396</text:p>
          </table:table-cell>
          <table:table-cell office:value-type="float" office:value="0.9881419" calcext:value-type="float">
            <text:p>0.9881419</text:p>
          </table:table-cell>
          <table:table-cell office:value-type="float" office:value="-0.1535434" calcext:value-type="float">
            <text:p>-0.1535434</text:p>
          </table:table-cell>
        </table:table-row>
        <table:table-row table:style-name="ro1">
          <table:table-cell office:value-type="float" office:value="2118.132" calcext:value-type="float">
            <text:p>2118.132</text:p>
          </table:table-cell>
          <table:table-cell office:value-type="float" office:value="1538.908" calcext:value-type="float">
            <text:p>1538.908</text:p>
          </table:table-cell>
          <table:table-cell office:value-type="float" office:value="1600.24263954163" calcext:value-type="float">
            <text:p>1600.2426395416</text:p>
          </table:table-cell>
          <table:table-cell office:value-type="float" office:value="0.9837797" calcext:value-type="float">
            <text:p>0.9837797</text:p>
          </table:table-cell>
          <table:table-cell office:value-type="float" office:value="-0.1793809" calcext:value-type="float">
            <text:p>-0.1793809</text:p>
          </table:table-cell>
        </table:table-row>
        <table:table-row table:style-name="ro1">
          <table:table-cell office:value-type="float" office:value="2126.803" calcext:value-type="float">
            <text:p>2126.803</text:p>
          </table:table-cell>
          <table:table-cell office:value-type="float" office:value="1584.478" calcext:value-type="float">
            <text:p>1584.478</text:p>
          </table:table-cell>
          <table:table-cell office:value-type="float" office:value="1646.63011360168" calcext:value-type="float">
            <text:p>1646.6301136017</text:p>
          </table:table-cell>
          <table:table-cell office:value-type="float" office:value="0.9830657" calcext:value-type="float">
            <text:p>0.9830657</text:p>
          </table:table-cell>
          <table:table-cell office:value-type="float" office:value="-0.1832536" calcext:value-type="float">
            <text:p>-0.1832536</text:p>
          </table:table-cell>
        </table:table-row>
        <table:table-row table:style-name="ro1">
          <table:table-cell office:value-type="float" office:value="2136.1" calcext:value-type="float">
            <text:p>2136.1</text:p>
          </table:table-cell>
          <table:table-cell office:value-type="float" office:value="1635.3" calcext:value-type="float">
            <text:p>1635.3</text:p>
          </table:table-cell>
          <table:table-cell office:value-type="float" office:value="1698.29592323303" calcext:value-type="float">
            <text:p>1698.295923233</text:p>
          </table:table-cell>
          <table:table-cell office:value-type="float" office:value="0.9769246" calcext:value-type="float">
            <text:p>0.9769246</text:p>
          </table:table-cell>
          <table:table-cell office:value-type="float" office:value="-0.2135843" calcext:value-type="float">
            <text:p>-0.2135843</text:p>
          </table:table-cell>
        </table:table-row>
        <table:table-row table:style-name="ro1">
          <table:table-cell office:value-type="float" office:value="2157.7" calcext:value-type="float">
            <text:p>2157.7</text:p>
          </table:table-cell>
          <table:table-cell office:value-type="float" office:value="1725.8" calcext:value-type="float">
            <text:p>1725.8</text:p>
          </table:table-cell>
          <table:table-cell office:value-type="float" office:value="1791.33786964417" calcext:value-type="float">
            <text:p>1791.3378696442</text:p>
          </table:table-cell>
          <table:table-cell office:value-type="float" office:value="0.9773436" calcext:value-type="float">
            <text:p>0.9773436</text:p>
          </table:table-cell>
          <table:table-cell office:value-type="float" office:value="-0.2116588" calcext:value-type="float">
            <text:p>-0.2116588</text:p>
          </table:table-cell>
        </table:table-row>
        <table:table-row table:style-name="ro1">
          <table:table-cell office:value-type="float" office:value="2164.6" calcext:value-type="float">
            <text:p>2164.6</text:p>
          </table:table-cell>
          <table:table-cell office:value-type="float" office:value="1766.9" calcext:value-type="float">
            <text:p>1766.9</text:p>
          </table:table-cell>
          <table:table-cell office:value-type="float" office:value="1833.0130443573" calcext:value-type="float">
            <text:p>1833.0130443573</text:p>
          </table:table-cell>
          <table:table-cell office:value-type="float" office:value="0.9878795" calcext:value-type="float">
            <text:p>0.9878795</text:p>
          </table:table-cell>
          <table:table-cell office:value-type="float" office:value="-0.1552228" calcext:value-type="float">
            <text:p>-0.1552228</text:p>
          </table:table-cell>
        </table:table-row>
        <table:table-row table:style-name="ro1">
          <table:table-cell office:value-type="float" office:value="2170.6" calcext:value-type="float">
            <text:p>2170.6</text:p>
          </table:table-cell>
          <table:table-cell office:value-type="float" office:value="1807.9" calcext:value-type="float">
            <text:p>1807.9</text:p>
          </table:table-cell>
          <table:table-cell office:value-type="float" office:value="1874.44974327087" calcext:value-type="float">
            <text:p>1874.4497432709</text:p>
          </table:table-cell>
          <table:table-cell office:value-type="float" office:value="0.9896013" calcext:value-type="float">
            <text:p>0.9896013</text:p>
          </table:table-cell>
          <table:table-cell office:value-type="float" office:value="-0.1438374" calcext:value-type="float">
            <text:p>-0.1438374</text:p>
          </table:table-cell>
        </table:table-row>
        <table:table-row table:style-name="ro1">
          <table:table-cell office:value-type="float" office:value="2177.1" calcext:value-type="float">
            <text:p>2177.1</text:p>
          </table:table-cell>
          <table:table-cell office:value-type="float" office:value="1852.9" calcext:value-type="float">
            <text:p>1852.9</text:p>
          </table:table-cell>
          <table:table-cell office:value-type="float" office:value="1919.91676521301" calcext:value-type="float">
            <text:p>1919.916765213</text:p>
          </table:table-cell>
          <table:table-cell office:value-type="float" office:value="0.9929643" calcext:value-type="float">
            <text:p>0.9929643</text:p>
          </table:table-cell>
          <table:table-cell office:value-type="float" office:value="-0.1184138" calcext:value-type="float">
            <text:p>-0.1184138</text:p>
          </table:table-cell>
        </table:table-row>
        <table:table-row table:style-name="ro1">
          <table:table-cell office:value-type="float" office:value="2180.2" calcext:value-type="float">
            <text:p>2180.2</text:p>
          </table:table-cell>
          <table:table-cell office:value-type="float" office:value="1888.4" calcext:value-type="float">
            <text:p>1888.4</text:p>
          </table:table-cell>
          <table:table-cell office:value-type="float" office:value="1955.55184745789" calcext:value-type="float">
            <text:p>1955.5518474579</text:p>
          </table:table-cell>
          <table:table-cell office:value-type="float" office:value="0.9943331" calcext:value-type="float">
            <text:p>0.9943331</text:p>
          </table:table-cell>
          <table:table-cell office:value-type="float" office:value="-0.1063093" calcext:value-type="float">
            <text:p>-0.1063093</text:p>
          </table:table-cell>
        </table:table-row>
        <table:table-row table:style-name="ro1">
          <table:table-cell office:value-type="float" office:value="2183.9" calcext:value-type="float">
            <text:p>2183.9</text:p>
          </table:table-cell>
          <table:table-cell office:value-type="float" office:value="1916.5" calcext:value-type="float">
            <text:p>1916.5</text:p>
          </table:table-cell>
          <table:table-cell office:value-type="float" office:value="1983.89436531067" calcext:value-type="float">
            <text:p>1983.8943653107</text:p>
          </table:table-cell>
          <table:table-cell office:value-type="float" office:value="0.9879052" calcext:value-type="float">
            <text:p>0.9879052</text:p>
          </table:table-cell>
          <table:table-cell office:value-type="float" office:value="-0.155059" calcext:value-type="float">
            <text:p>-0.155059</text:p>
          </table:table-cell>
        </table:table-row>
        <table:table-row table:style-name="ro1">
          <table:table-cell office:value-type="float" office:value="2189.9" calcext:value-type="float">
            <text:p>2189.9</text:p>
          </table:table-cell>
          <table:table-cell office:value-type="float" office:value="1950.2" calcext:value-type="float">
            <text:p>1950.2</text:p>
          </table:table-cell>
          <table:table-cell office:value-type="float" office:value="2018.12427711487" calcext:value-type="float">
            <text:p>2018.1242771149</text:p>
          </table:table-cell>
          <table:table-cell office:value-type="float" office:value="0.9813541" calcext:value-type="float">
            <text:p>0.9813541</text:p>
          </table:table-cell>
          <table:table-cell office:value-type="float" office:value="-0.1922085" calcext:value-type="float">
            <text:p>-0.1922085</text:p>
          </table:table-cell>
        </table:table-row>
        <table:table-row table:style-name="ro1">
          <table:table-cell office:value-type="float" office:value="2196.2" calcext:value-type="float">
            <text:p>2196.2</text:p>
          </table:table-cell>
          <table:table-cell office:value-type="float" office:value="1979.3" calcext:value-type="float">
            <text:p>1979.3</text:p>
          </table:table-cell>
          <table:table-cell office:value-type="float" office:value="2047.89853286743" calcext:value-type="float">
            <text:p>2047.8985328674</text:p>
          </table:table-cell>
          <table:table-cell office:value-type="float" office:value="0.9807571" calcext:value-type="float">
            <text:p>0.9807571</text:p>
          </table:table-cell>
          <table:table-cell office:value-type="float" office:value="-0.195232" calcext:value-type="float">
            <text:p>-0.195232</text:p>
          </table:table-cell>
        </table:table-row>
        <table:table-row table:style-name="ro1">
          <table:table-cell office:value-type="float" office:value="2202.6" calcext:value-type="float">
            <text:p>2202.6</text:p>
          </table:table-cell>
          <table:table-cell office:value-type="float" office:value="2014" calcext:value-type="float">
            <text:p>2014</text:p>
          </table:table-cell>
          <table:table-cell office:value-type="float" office:value="2083.18377685547" calcext:value-type="float">
            <text:p>2083.1837768555</text:p>
          </table:table-cell>
          <table:table-cell office:value-type="float" office:value="0.9832116" calcext:value-type="float">
            <text:p>0.9832116</text:p>
          </table:table-cell>
          <table:table-cell office:value-type="float" office:value="-0.1824688" calcext:value-type="float">
            <text:p>-0.1824688</text:p>
          </table:table-cell>
        </table:table-row>
        <table:table-row table:style-name="ro1">
          <table:table-cell office:value-type="float" office:value="2208.3" calcext:value-type="float">
            <text:p>2208.3</text:p>
          </table:table-cell>
          <table:table-cell office:value-type="float" office:value="2044.5" calcext:value-type="float">
            <text:p>2044.5</text:p>
          </table:table-cell>
          <table:table-cell office:value-type="float" office:value="2114.21182060242" calcext:value-type="float">
            <text:p>2114.2118206024</text:p>
          </table:table-cell>
          <table:table-cell office:value-type="float" office:value="0.978106" calcext:value-type="float">
            <text:p>0.978106</text:p>
          </table:table-cell>
          <table:table-cell office:value-type="float" office:value="-0.2081075" calcext:value-type="float">
            <text:p>-0.2081075</text:p>
          </table:table-cell>
        </table:table-row>
        <table:table-row table:style-name="ro1">
          <table:table-cell office:value-type="float" office:value="2216.6" calcext:value-type="float">
            <text:p>2216.6</text:p>
          </table:table-cell>
          <table:table-cell office:value-type="float" office:value="2079.8" calcext:value-type="float">
            <text:p>2079.8</text:p>
          </table:table-cell>
          <table:table-cell office:value-type="float" office:value="2150.47453117371" calcext:value-type="float">
            <text:p>2150.4745311737</text:p>
          </table:table-cell>
          <table:table-cell office:value-type="float" office:value="0.9662605" calcext:value-type="float">
            <text:p>0.9662605</text:p>
          </table:table-cell>
          <table:table-cell office:value-type="float" office:value="-0.2575668" calcext:value-type="float">
            <text:p>-0.2575668</text:p>
          </table:table-cell>
        </table:table-row>
        <table:table-row table:style-name="ro1">
          <table:table-cell office:value-type="float" office:value="2225.2" calcext:value-type="float">
            <text:p>2225.2</text:p>
          </table:table-cell>
          <table:table-cell office:value-type="float" office:value="2107.9" calcext:value-type="float">
            <text:p>2107.9</text:p>
          </table:table-cell>
          <table:table-cell office:value-type="float" office:value="2179.86091041565" calcext:value-type="float">
            <text:p>2179.8609104157</text:p>
          </table:table-cell>
          <table:table-cell office:value-type="float" office:value="0.9567135" calcext:value-type="float">
            <text:p>0.9567135</text:p>
          </table:table-cell>
          <table:table-cell office:value-type="float" office:value="-0.2910315" calcext:value-type="float">
            <text:p>-0.2910315</text:p>
          </table:table-cell>
        </table:table-row>
        <table:table-row table:style-name="ro1">
          <table:table-cell office:value-type="float" office:value="2234.7" calcext:value-type="float">
            <text:p>2234.7</text:p>
          </table:table-cell>
          <table:table-cell office:value-type="float" office:value="2139.3" calcext:value-type="float">
            <text:p>2139.3</text:p>
          </table:table-cell>
          <table:table-cell office:value-type="float" office:value="2212.66669273376" calcext:value-type="float">
            <text:p>2212.6666927338</text:p>
          </table:table-cell>
          <table:table-cell office:value-type="float" office:value="0.963896" calcext:value-type="float">
            <text:p>0.963896</text:p>
          </table:table-cell>
          <table:table-cell office:value-type="float" office:value="-0.2662791" calcext:value-type="float">
            <text:p>-0.2662791</text:p>
          </table:table-cell>
        </table:table-row>
        <table:table-row table:style-name="ro1">
          <table:table-cell office:value-type="float" office:value="2242.3" calcext:value-type="float">
            <text:p>2242.3</text:p>
          </table:table-cell>
          <table:table-cell office:value-type="float" office:value="2169.8" calcext:value-type="float">
            <text:p>2169.8</text:p>
          </table:table-cell>
          <table:table-cell office:value-type="float" office:value="2244.09934234619" calcext:value-type="float">
            <text:p>2244.0993423462</text:p>
          </table:table-cell>
          <table:table-cell office:value-type="float" office:value="0.9739887" calcext:value-type="float">
            <text:p>0.9739887</text:p>
          </table:table-cell>
          <table:table-cell office:value-type="float" office:value="-0.2265965" calcext:value-type="float">
            <text:p>-0.2265965</text:p>
          </table:table-cell>
        </table:table-row>
        <table:table-row table:style-name="ro1">
          <table:table-cell office:value-type="float" office:value="2247.1" calcext:value-type="float">
            <text:p>2247.1</text:p>
          </table:table-cell>
          <table:table-cell office:value-type="float" office:value="2192.6" calcext:value-type="float">
            <text:p>2192.6</text:p>
          </table:table-cell>
          <table:table-cell office:value-type="float" office:value="2267.39918518066" calcext:value-type="float">
            <text:p>2267.3991851807</text:p>
          </table:table-cell>
          <table:table-cell office:value-type="float" office:value="0.9787823" calcext:value-type="float">
            <text:p>0.9787823</text:p>
          </table:table-cell>
          <table:table-cell office:value-type="float" office:value="-0.2049031" calcext:value-type="float">
            <text:p>-0.2049031</text:p>
          </table:table-cell>
        </table:table-row>
        <table:table-row table:style-name="ro1">
          <table:table-cell office:value-type="float" office:value="2253.5" calcext:value-type="float">
            <text:p>2253.5</text:p>
          </table:table-cell>
          <table:table-cell office:value-type="float" office:value="2223.3" calcext:value-type="float">
            <text:p>2223.3</text:p>
          </table:table-cell>
          <table:table-cell office:value-type="float" office:value="2298.75912284851" calcext:value-type="float">
            <text:p>2298.7591228485</text:p>
          </table:table-cell>
          <table:table-cell office:value-type="float" office:value="0.9832389" calcext:value-type="float">
            <text:p>0.9832389</text:p>
          </table:table-cell>
          <table:table-cell office:value-type="float" office:value="-0.1823219" calcext:value-type="float">
            <text:p>-0.1823219</text:p>
          </table:table-cell>
        </table:table-row>
        <table:table-row table:style-name="ro1">
          <table:table-cell office:value-type="float" office:value="2258.3" calcext:value-type="float">
            <text:p>2258.3</text:p>
          </table:table-cell>
          <table:table-cell office:value-type="float" office:value="2253" calcext:value-type="float">
            <text:p>2253</text:p>
          </table:table-cell>
          <table:table-cell office:value-type="float" office:value="2328.84446144104" calcext:value-type="float">
            <text:p>2328.844461441</text:p>
          </table:table-cell>
          <table:table-cell office:value-type="float" office:value="0.9839467" calcext:value-type="float">
            <text:p>0.9839467</text:p>
          </table:table-cell>
          <table:table-cell office:value-type="float" office:value="-0.1784626" calcext:value-type="float">
            <text:p>-0.1784626</text:p>
          </table:table-cell>
        </table:table-row>
        <table:table-row table:style-name="ro1">
          <table:table-cell office:value-type="float" office:value="2264.6" calcext:value-type="float">
            <text:p>2264.6</text:p>
          </table:table-cell>
          <table:table-cell office:value-type="float" office:value="2284.5" calcext:value-type="float">
            <text:p>2284.5</text:p>
          </table:table-cell>
          <table:table-cell office:value-type="float" office:value="2360.96829414368" calcext:value-type="float">
            <text:p>2360.9682941437</text:p>
          </table:table-cell>
          <table:table-cell office:value-type="float" office:value="0.9796195" calcext:value-type="float">
            <text:p>0.9796195</text:p>
          </table:table-cell>
          <table:table-cell office:value-type="float" office:value="-0.2008624" calcext:value-type="float">
            <text:p>-0.2008624</text:p>
          </table:table-cell>
        </table:table-row>
        <table:table-row table:style-name="ro1">
          <table:table-cell office:value-type="float" office:value="2270.5" calcext:value-type="float">
            <text:p>2270.5</text:p>
          </table:table-cell>
          <table:table-cell office:value-type="float" office:value="2312.5" calcext:value-type="float">
            <text:p>2312.5</text:p>
          </table:table-cell>
          <table:table-cell office:value-type="float" office:value="2389.58312988281" calcext:value-type="float">
            <text:p>2389.5831298828</text:p>
          </table:table-cell>
          <table:table-cell office:value-type="float" office:value="0.9615891" calcext:value-type="float">
            <text:p>0.9615891</text:p>
          </table:table-cell>
          <table:table-cell office:value-type="float" office:value="-0.2744929" calcext:value-type="float">
            <text:p>-0.2744929</text:p>
          </table:table-cell>
        </table:table-row>
        <table:table-row table:style-name="ro1">
          <table:table-cell office:value-type="float" office:value="2282.09" calcext:value-type="float">
            <text:p>2282.09</text:p>
          </table:table-cell>
          <table:table-cell office:value-type="float" office:value="2345.77" calcext:value-type="float">
            <text:p>2345.77</text:p>
          </table:table-cell>
          <table:table-cell office:value-type="float" office:value="2424.81414413452" calcext:value-type="float">
            <text:p>2424.8141441345</text:p>
          </table:table-cell>
          <table:table-cell office:value-type="float" office:value="0.947088" calcext:value-type="float">
            <text:p>0.947088</text:p>
          </table:table-cell>
          <table:table-cell office:value-type="float" office:value="-0.3209741" calcext:value-type="float">
            <text:p>-0.3209741</text:p>
          </table:table-cell>
        </table:table-row>
        <table:table-row table:style-name="ro1">
          <table:table-cell office:value-type="float" office:value="2292.8" calcext:value-type="float">
            <text:p>2292.8</text:p>
          </table:table-cell>
          <table:table-cell office:value-type="float" office:value="2378.3" calcext:value-type="float">
            <text:p>2378.3</text:p>
          </table:table-cell>
          <table:table-cell office:value-type="float" office:value="2459.06186294556" calcext:value-type="float">
            <text:p>2459.0618629456</text:p>
          </table:table-cell>
          <table:table-cell office:value-type="float" office:value="0.9500042" calcext:value-type="float">
            <text:p>0.9500042</text:p>
          </table:table-cell>
          <table:table-cell office:value-type="float" office:value="-0.3122372" calcext:value-type="float">
            <text:p>-0.3122372</text:p>
          </table:table-cell>
        </table:table-row>
        <table:table-row table:style-name="ro1">
          <table:table-cell office:value-type="float" office:value="2303.71" calcext:value-type="float">
            <text:p>2303.71</text:p>
          </table:table-cell>
          <table:table-cell office:value-type="float" office:value="2411.55" calcext:value-type="float">
            <text:p>2411.55</text:p>
          </table:table-cell>
          <table:table-cell office:value-type="float" office:value="2494.05598449707" calcext:value-type="float">
            <text:p>2494.0559844971</text:p>
          </table:table-cell>
          <table:table-cell office:value-type="float" office:value="0.9634976" calcext:value-type="float">
            <text:p>0.9634976</text:p>
          </table:table-cell>
          <table:table-cell office:value-type="float" office:value="-0.2677169" calcext:value-type="float">
            <text:p>-0.2677169</text:p>
          </table:table-cell>
        </table:table-row>
        <table:table-row table:style-name="ro1">
          <table:table-cell office:value-type="float" office:value="2311.5" calcext:value-type="float">
            <text:p>2311.5</text:p>
          </table:table-cell>
          <table:table-cell office:value-type="float" office:value="2445.6" calcext:value-type="float">
            <text:p>2445.6</text:p>
          </table:table-cell>
          <table:table-cell office:value-type="float" office:value="2528.98577880859" calcext:value-type="float">
            <text:p>2528.9857788086</text:p>
          </table:table-cell>
          <table:table-cell office:value-type="float" office:value="0.9778725" calcext:value-type="float">
            <text:p>0.9778725</text:p>
          </table:table-cell>
          <table:table-cell office:value-type="float" office:value="-0.2092019" calcext:value-type="float">
            <text:p>-0.2092019</text:p>
          </table:table-cell>
        </table:table-row>
        <table:table-row table:style-name="ro1">
          <table:table-cell office:value-type="float" office:value="2316.3" calcext:value-type="float">
            <text:p>2316.3</text:p>
          </table:table-cell>
          <table:table-cell office:value-type="float" office:value="2470.4" calcext:value-type="float">
            <text:p>2470.4</text:p>
          </table:table-cell>
          <table:table-cell office:value-type="float" office:value="2554.24584197998" calcext:value-type="float">
            <text:p>2554.24584198</text:p>
          </table:table-cell>
          <table:table-cell office:value-type="float" office:value="0.9832523" calcext:value-type="float">
            <text:p>0.9832523</text:p>
          </table:table-cell>
          <table:table-cell office:value-type="float" office:value="-0.1822498" calcext:value-type="float">
            <text:p>-0.1822498</text:p>
          </table:table-cell>
        </table:table-row>
        <table:table-row table:style-name="ro1">
          <table:table-cell office:value-type="float" office:value="2322.41" calcext:value-type="float">
            <text:p>2322.41</text:p>
          </table:table-cell>
          <table:table-cell office:value-type="float" office:value="2504.46" calcext:value-type="float">
            <text:p>2504.46</text:p>
          </table:table-cell>
          <table:table-cell office:value-type="float" office:value="2588.84957122803" calcext:value-type="float">
            <text:p>2588.849571228</text:p>
          </table:table-cell>
          <table:table-cell office:value-type="float" office:value="0.9842378" calcext:value-type="float">
            <text:p>0.9842378</text:p>
          </table:table-cell>
          <table:table-cell office:value-type="float" office:value="-0.1768498" calcext:value-type="float">
            <text:p>-0.1768498</text:p>
          </table:table-cell>
        </table:table-row>
        <table:table-row table:style-name="ro1">
          <table:table-cell office:value-type="float" office:value="2329" calcext:value-type="float">
            <text:p>2329</text:p>
          </table:table-cell>
          <table:table-cell office:value-type="float" office:value="2541.08" calcext:value-type="float">
            <text:p>2541.08</text:p>
          </table:table-cell>
          <table:table-cell office:value-type="float" office:value="2626.05793380737" calcext:value-type="float">
            <text:p>2626.0579338074</text:p>
          </table:table-cell>
          <table:table-cell office:value-type="float" office:value="0.9902409" calcext:value-type="float">
            <text:p>0.9902409</text:p>
          </table:table-cell>
          <table:table-cell office:value-type="float" office:value="-0.1393661" calcext:value-type="float">
            <text:p>-0.1393661</text:p>
          </table:table-cell>
        </table:table-row>
        <table:table-row table:style-name="ro1">
          <table:table-cell office:value-type="float" office:value="2331.8" calcext:value-type="float">
            <text:p>2331.8</text:p>
          </table:table-cell>
          <table:table-cell office:value-type="float" office:value="2571.18" calcext:value-type="float">
            <text:p>2571.18</text:p>
          </table:table-cell>
          <table:table-cell office:value-type="float" office:value="2656.28774452209" calcext:value-type="float">
            <text:p>2656.2877445221</text:p>
          </table:table-cell>
          <table:table-cell office:value-type="float" office:value="0.9977358" calcext:value-type="float">
            <text:p>0.9977358</text:p>
          </table:table-cell>
          <table:table-cell office:value-type="float" office:value="-0.06725549" calcext:value-type="float">
            <text:p>-0.06725549</text:p>
          </table:table-cell>
        </table:table-row>
        <table:table-row table:style-name="ro1">
          <table:table-cell office:value-type="float" office:value="2332.1" calcext:value-type="float">
            <text:p>2332.1</text:p>
          </table:table-cell>
          <table:table-cell office:value-type="float" office:value="2587.07" calcext:value-type="float">
            <text:p>2587.07</text:p>
          </table:table-cell>
          <table:table-cell office:value-type="float" office:value="2672.18071365356" calcext:value-type="float">
            <text:p>2672.180713653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1.8" calcext:value-type="float">
            <text:p>2331.8</text:p>
          </table:table-cell>
          <table:table-cell office:value-type="float" office:value="2611.5" calcext:value-type="float">
            <text:p>2611.5</text:p>
          </table:table-cell>
          <table:table-cell office:value-type="float" office:value="2696.61248779297" calcext:value-type="float">
            <text:p>2696.6124877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2.1" calcext:value-type="float">
            <text:p>2332.1</text:p>
          </table:table-cell>
          <table:table-cell office:value-type="float" office:value="2639.7" calcext:value-type="float">
            <text:p>2639.7</text:p>
          </table:table-cell>
          <table:table-cell office:value-type="float" office:value="2724.81403541565" calcext:value-type="float">
            <text:p>2724.8140354157</text:p>
          </table:table-cell>
          <table:table-cell office:value-type="float" office:value="0.9999801" calcext:value-type="float">
            <text:p>0.9999801</text:p>
          </table:table-cell>
          <table:table-cell office:value-type="float" office:value="-0.006312702" calcext:value-type="float">
            <text:p>-0.006312702</text:p>
          </table:table-cell>
        </table:table-row>
        <table:table-row table:style-name="ro1">
          <table:table-cell office:value-type="float" office:value="2332.1" calcext:value-type="float">
            <text:p>2332.1</text:p>
          </table:table-cell>
          <table:table-cell office:value-type="float" office:value="2659.03" calcext:value-type="float">
            <text:p>2659.03</text:p>
          </table:table-cell>
          <table:table-cell office:value-type="float" office:value="2744.14411354065" calcext:value-type="float">
            <text:p>2744.1441135407</text:p>
          </table:table-cell>
          <table:table-cell office:value-type="float" office:value="0.9998295" calcext:value-type="float">
            <text:p>0.9998295</text:p>
          </table:table-cell>
          <table:table-cell office:value-type="float" office:value="-0.0184638" calcext:value-type="float">
            <text:p>-0.0184638</text:p>
          </table:table-cell>
        </table:table-row>
        <table:table-row table:style-name="ro1">
          <table:table-cell office:value-type="float" office:value="2332.9" calcext:value-type="float">
            <text:p>2332.9</text:p>
          </table:table-cell>
          <table:table-cell office:value-type="float" office:value="2683.01" calcext:value-type="float">
            <text:p>2683.01</text:p>
          </table:table-cell>
          <table:table-cell office:value-type="float" office:value="2768.13742828369" calcext:value-type="float">
            <text:p>2768.1374282837</text:p>
          </table:table-cell>
          <table:table-cell office:value-type="float" office:value="0.9998022" calcext:value-type="float">
            <text:p>0.9998022</text:p>
          </table:table-cell>
          <table:table-cell office:value-type="float" office:value="-0.01988864" calcext:value-type="float">
            <text:p>-0.01988864</text:p>
          </table:table-cell>
        </table:table-row>
        <table:table-row table:style-name="ro1">
          <table:table-cell office:value-type="float" office:value="2333.1" calcext:value-type="float">
            <text:p>2333.1</text:p>
          </table:table-cell>
          <table:table-cell office:value-type="float" office:value="2709.3" calcext:value-type="float">
            <text:p>2709.3</text:p>
          </table:table-cell>
          <table:table-cell office:value-type="float" office:value="2794.42823028564" calcext:value-type="float">
            <text:p>2794.4282302856</text:p>
          </table:table-cell>
          <table:table-cell office:value-type="float" office:value="0.999961" calcext:value-type="float">
            <text:p>0.999961</text:p>
          </table:table-cell>
          <table:table-cell office:value-type="float" office:value="-0.008834856" calcext:value-type="float">
            <text:p>-0.008834856</text:p>
          </table:table-cell>
        </table:table-row>
        <table:table-row table:style-name="ro1">
          <table:table-cell office:value-type="float" office:value="2333.3" calcext:value-type="float">
            <text:p>2333.3</text:p>
          </table:table-cell>
          <table:table-cell office:value-type="float" office:value="2728.3" calcext:value-type="float">
            <text:p>2728.3</text:p>
          </table:table-cell>
          <table:table-cell office:value-type="float" office:value="2813.42928314209" calcext:value-type="float">
            <text:p>2813.4292831421</text:p>
          </table:table-cell>
          <table:table-cell office:value-type="float" office:value="0.9999968" calcext:value-type="float">
            <text:p>0.9999968</text:p>
          </table:table-cell>
          <table:table-cell office:value-type="float" office:value="-0.002508871" calcext:value-type="float">
            <text:p>-0.002508871</text:p>
          </table:table-cell>
        </table:table-row>
        <table:table-row table:style-name="ro1">
          <table:table-cell office:value-type="float" office:value="2333.2" calcext:value-type="float">
            <text:p>2333.2</text:p>
          </table:table-cell>
          <table:table-cell office:value-type="float" office:value="2749.1" calcext:value-type="float">
            <text:p>2749.1</text:p>
          </table:table-cell>
          <table:table-cell office:value-type="float" office:value="2834.22957229614" calcext:value-type="float">
            <text:p>2834.2295722961</text:p>
          </table:table-cell>
          <table:table-cell office:value-type="float" office:value="0.9999975" calcext:value-type="float">
            <text:p>0.9999975</text:p>
          </table:table-cell>
          <table:table-cell office:value-type="float" office:value="-0.002233857" calcext:value-type="float">
            <text:p>-0.002233857</text:p>
          </table:table-cell>
        </table:table-row>
        <table:table-row table:style-name="ro1">
          <table:table-cell office:value-type="float" office:value="2333.4" calcext:value-type="float">
            <text:p>2333.4</text:p>
          </table:table-cell>
          <table:table-cell office:value-type="float" office:value="2773" calcext:value-type="float">
            <text:p>2773</text:p>
          </table:table-cell>
          <table:table-cell office:value-type="float" office:value="2858.13031005859" calcext:value-type="float">
            <text:p>2858.1303100586</text:p>
          </table:table-cell>
          <table:table-cell office:value-type="float" office:value="0.9984792" calcext:value-type="float">
            <text:p>0.9984792</text:p>
          </table:table-cell>
          <table:table-cell office:value-type="float" office:value="0.05512987" calcext:value-type="float">
            <text:p>0.05512987</text:p>
          </table:table-cell>
        </table:table-row>
        <table:table-row table:style-name="ro1">
          <table:table-cell office:value-type="float" office:value="2330.5" calcext:value-type="float">
            <text:p>2330.5</text:p>
          </table:table-cell>
          <table:table-cell office:value-type="float" office:value="2798" calcext:value-type="float">
            <text:p>2798</text:p>
          </table:table-cell>
          <table:table-cell office:value-type="float" office:value="2883.29793739319" calcext:value-type="float">
            <text:p>2883.2979373932</text:p>
          </table:table-cell>
          <table:table-cell office:value-type="float" office:value="0.9844533" calcext:value-type="float">
            <text:p>0.9844533</text:p>
          </table:table-cell>
          <table:table-cell office:value-type="float" office:value="0.1756466" calcext:value-type="float">
            <text:p>0.1756466</text:p>
          </table:table-cell>
        </table:table-row>
        <table:table-row table:style-name="ro1">
          <table:table-cell office:value-type="float" office:value="2324.8" calcext:value-type="float">
            <text:p>2324.8</text:p>
          </table:table-cell>
          <table:table-cell office:value-type="float" office:value="2821.2" calcext:value-type="float">
            <text:p>2821.2</text:p>
          </table:table-cell>
          <table:table-cell office:value-type="float" office:value="2907.18783378601" calcext:value-type="float">
            <text:p>2907.187833786</text:p>
          </table:table-cell>
          <table:table-cell office:value-type="float" office:value="0.9590173" calcext:value-type="float">
            <text:p>0.9590173</text:p>
          </table:table-cell>
          <table:table-cell office:value-type="float" office:value="0.2833476" calcext:value-type="float">
            <text:p>0.2833476</text:p>
          </table:table-cell>
        </table:table-row>
        <table:table-row table:style-name="ro1">
          <table:table-cell office:value-type="float" office:value="2316.2" calcext:value-type="float">
            <text:p>2316.2</text:p>
          </table:table-cell>
          <table:table-cell office:value-type="float" office:value="2846.4" calcext:value-type="float">
            <text:p>2846.4</text:p>
          </table:table-cell>
          <table:table-cell office:value-type="float" office:value="2933.8148727417" calcext:value-type="float">
            <text:p>2933.8148727417</text:p>
          </table:table-cell>
          <table:table-cell office:value-type="float" office:value="0.9277467" calcext:value-type="float">
            <text:p>0.9277467</text:p>
          </table:table-cell>
          <table:table-cell office:value-type="float" office:value="0.3732107" calcext:value-type="float">
            <text:p>0.3732107</text:p>
          </table:table-cell>
        </table:table-row>
        <table:table-row table:style-name="ro1">
          <table:table-cell office:value-type="float" office:value="2303.6" calcext:value-type="float">
            <text:p>2303.6</text:p>
          </table:table-cell>
          <table:table-cell office:value-type="float" office:value="2873.9" calcext:value-type="float">
            <text:p>2873.9</text:p>
          </table:table-cell>
          <table:table-cell office:value-type="float" office:value="2964.06394386292" calcext:value-type="float">
            <text:p>2964.0639438629</text:p>
          </table:table-cell>
          <table:table-cell office:value-type="float" office:value="0.8834426" calcext:value-type="float">
            <text:p>0.8834426</text:p>
          </table:table-cell>
          <table:table-cell office:value-type="float" office:value="0.4685393" calcext:value-type="float">
            <text:p>0.4685393</text:p>
          </table:table-cell>
        </table:table-row>
        <table:table-row table:style-name="ro1">
          <table:table-cell office:value-type="float" office:value="2286.5" calcext:value-type="float">
            <text:p>2286.5</text:p>
          </table:table-cell>
          <table:table-cell office:value-type="float" office:value="2902.4" calcext:value-type="float">
            <text:p>2902.4</text:p>
          </table:table-cell>
          <table:table-cell office:value-type="float" office:value="2997.30042076111" calcext:value-type="float">
            <text:p>2997.3004207611</text:p>
          </table:table-cell>
          <table:table-cell office:value-type="float" office:value="0.8373147" calcext:value-type="float">
            <text:p>0.8373147</text:p>
          </table:table-cell>
          <table:table-cell office:value-type="float" office:value="0.5467212" calcext:value-type="float">
            <text:p>0.5467212</text:p>
          </table:table-cell>
        </table:table-row>
        <table:table-row table:style-name="ro1">
          <table:table-cell office:value-type="float" office:value="2266.786" calcext:value-type="float">
            <text:p>2266.786</text:p>
          </table:table-cell>
          <table:table-cell office:value-type="float" office:value="2930.281" calcext:value-type="float">
            <text:p>2930.281</text:p>
          </table:table-cell>
          <table:table-cell office:value-type="float" office:value="3031.44725227356" calcext:value-type="float">
            <text:p>3031.4472522736</text:p>
          </table:table-cell>
          <table:table-cell office:value-type="float" office:value="0.7709385" calcext:value-type="float">
            <text:p>0.7709385</text:p>
          </table:table-cell>
          <table:table-cell office:value-type="float" office:value="0.6369097" calcext:value-type="float">
            <text:p>0.6369097</text:p>
          </table:table-cell>
        </table:table-row>
        <table:table-row table:style-name="ro1">
          <table:table-cell office:value-type="float" office:value="2246.81" calcext:value-type="float">
            <text:p>2246.81</text:p>
          </table:table-cell>
          <table:table-cell office:value-type="float" office:value="2950.443" calcext:value-type="float">
            <text:p>2950.443</text:p>
          </table:table-cell>
          <table:table-cell office:value-type="float" office:value="3059.82936286926" calcext:value-type="float">
            <text:p>3059.8293628693</text:p>
          </table:table-cell>
          <table:table-cell office:value-type="float" office:value="0.6763027" calcext:value-type="float">
            <text:p>0.6763027</text:p>
          </table:table-cell>
          <table:table-cell office:value-type="float" office:value="0.7366239" calcext:value-type="float">
            <text:p>0.7366239</text:p>
          </table:table-cell>
        </table:table-row>
        <table:table-row table:style-name="ro1">
          <table:table-cell office:value-type="float" office:value="2222" calcext:value-type="float">
            <text:p>2222</text:p>
          </table:table-cell>
          <table:table-cell office:value-type="float" office:value="2971.4" calcext:value-type="float">
            <text:p>2971.4</text:p>
          </table:table-cell>
          <table:table-cell office:value-type="float" office:value="3092.30584907532" calcext:value-type="float">
            <text:p>3092.3058490753</text:p>
          </table:table-cell>
          <table:table-cell office:value-type="float" office:value="0.5497622" calcext:value-type="float">
            <text:p>0.5497622</text:p>
          </table:table-cell>
          <table:table-cell office:value-type="float" office:value="0.8353212" calcext:value-type="float">
            <text:p>0.8353212</text:p>
          </table:table-cell>
        </table:table-row>
        <table:table-row table:style-name="ro1">
          <table:table-cell office:value-type="float" office:value="2190.2" calcext:value-type="float">
            <text:p>2190.2</text:p>
          </table:table-cell>
          <table:table-cell office:value-type="float" office:value="2987.7" calcext:value-type="float">
            <text:p>2987.7</text:p>
          </table:table-cell>
          <table:table-cell office:value-type="float" office:value="3128.04007148743" calcext:value-type="float">
            <text:p>3128.0400714874</text:p>
          </table:table-cell>
          <table:table-cell office:value-type="float" office:value="0.3435533" calcext:value-type="float">
            <text:p>0.3435533</text:p>
          </table:table-cell>
          <table:table-cell office:value-type="float" office:value="0.9391332" calcext:value-type="float">
            <text:p>0.9391332</text:p>
          </table:table-cell>
        </table:table-row>
        <table:table-row table:style-name="ro1">
          <table:table-cell office:value-type="float" office:value="2155.3" calcext:value-type="float">
            <text:p>2155.3</text:p>
          </table:table-cell>
          <table:table-cell office:value-type="float" office:value="2995.8" calcext:value-type="float">
            <text:p>2995.8</text:p>
          </table:table-cell>
          <table:table-cell office:value-type="float" office:value="3163.86763954163" calcext:value-type="float">
            <text:p>3163.8676395416</text:p>
          </table:table-cell>
          <table:table-cell office:value-type="float" office:value="0.1557412" calcext:value-type="float">
            <text:p>0.1557412</text:p>
          </table:table-cell>
          <table:table-cell office:value-type="float" office:value="0.9877979" calcext:value-type="float">
            <text:p>0.9877979</text:p>
          </table:table-cell>
        </table:table-row>
        <table:table-row table:style-name="ro1">
          <table:table-cell office:value-type="float" office:value="2121.7" calcext:value-type="float">
            <text:p>2121.7</text:p>
          </table:table-cell>
          <table:table-cell office:value-type="float" office:value="2998.5" calcext:value-type="float">
            <text:p>2998.5</text:p>
          </table:table-cell>
          <table:table-cell office:value-type="float" office:value="3197.57604026794" calcext:value-type="float">
            <text:p>3197.5760402679</text:p>
          </table:table-cell>
          <table:table-cell office:value-type="float" office:value="0.04806948" calcext:value-type="float">
            <text:p>0.04806948</text:p>
          </table:table-cell>
          <table:table-cell office:value-type="float" office:value="0.998844" calcext:value-type="float">
            <text:p>0.998844</text:p>
          </table:table-cell>
        </table:table-row>
        <table:table-row table:style-name="ro1">
          <table:table-cell office:value-type="float" office:value="2094.053" calcext:value-type="float">
            <text:p>2094.053</text:p>
          </table:table-cell>
          <table:table-cell office:value-type="float" office:value="2998.748" calcext:value-type="float">
            <text:p>2998.748</text:p>
          </table:table-cell>
          <table:table-cell office:value-type="float" office:value="3225.22387695313" calcext:value-type="float">
            <text:p>3225.2238769531</text:p>
          </table:table-cell>
          <table:table-cell office:value-type="float" office:value="0.01201504" calcext:value-type="float">
            <text:p>0.01201504</text:p>
          </table:table-cell>
          <table:table-cell office:value-type="float" office:value="0.9999279" calcext:value-type="float">
            <text:p>0.9999279</text:p>
          </table:table-cell>
        </table:table-row>
        <table:table-row table:style-name="ro1">
          <table:table-cell office:value-type="float" office:value="2063.083" calcext:value-type="float">
            <text:p>2063.083</text:p>
          </table:table-cell>
          <table:table-cell office:value-type="float" office:value="2999.204" calcext:value-type="float">
            <text:p>2999.204</text:p>
          </table:table-cell>
          <table:table-cell office:value-type="float" office:value="3256.19746017456" calcext:value-type="float">
            <text:p>3256.1974601746</text:p>
          </table:table-cell>
          <table:table-cell office:value-type="float" office:value="0.0192073" calcext:value-type="float">
            <text:p>0.0192073</text:p>
          </table:table-cell>
          <table:table-cell office:value-type="float" office:value="0.9998155" calcext:value-type="float">
            <text:p>0.9998155</text:p>
          </table:table-cell>
        </table:table-row>
        <table:table-row table:style-name="ro1">
          <table:table-cell office:value-type="float" office:value="2032.366" calcext:value-type="float">
            <text:p>2032.366</text:p>
          </table:table-cell>
          <table:table-cell office:value-type="float" office:value="2999.933" calcext:value-type="float">
            <text:p>2999.933</text:p>
          </table:table-cell>
          <table:table-cell office:value-type="float" office:value="3286.92301177979" calcext:value-type="float">
            <text:p>3286.9230117798</text:p>
          </table:table-cell>
          <table:table-cell office:value-type="float" office:value="-0.0151453" calcext:value-type="float">
            <text:p>-0.0151453</text:p>
          </table:table-cell>
          <table:table-cell office:value-type="float" office:value="0.9998853" calcext:value-type="float">
            <text:p>0.9998853</text:p>
          </table:table-cell>
        </table:table-row>
        <table:table-row table:style-name="ro1">
          <table:table-cell office:value-type="float" office:value="1997.563" calcext:value-type="float">
            <text:p>1997.563</text:p>
          </table:table-cell>
          <table:table-cell office:value-type="float" office:value="2998.212" calcext:value-type="float">
            <text:p>2998.212</text:p>
          </table:table-cell>
          <table:table-cell office:value-type="float" office:value="3321.76837921143" calcext:value-type="float">
            <text:p>3321.7683792114</text:p>
          </table:table-cell>
          <table:table-cell office:value-type="float" office:value="-0.06530881" calcext:value-type="float">
            <text:p>-0.06530881</text:p>
          </table:table-cell>
          <table:table-cell office:value-type="float" office:value="0.9978652" calcext:value-type="float">
            <text:p>0.9978652</text:p>
          </table:table-cell>
        </table:table-row>
        <table:table-row table:style-name="ro1">
          <table:table-cell office:value-type="float" office:value="1963.766" calcext:value-type="float">
            <text:p>1963.766</text:p>
          </table:table-cell>
          <table:table-cell office:value-type="float" office:value="2995.443" calcext:value-type="float">
            <text:p>2995.443</text:p>
          </table:table-cell>
          <table:table-cell office:value-type="float" office:value="3355.67862319946" calcext:value-type="float">
            <text:p>3355.6786231995</text:p>
          </table:table-cell>
          <table:table-cell office:value-type="float" office:value="-0.06276703" calcext:value-type="float">
            <text:p>-0.06276703</text:p>
          </table:table-cell>
          <table:table-cell office:value-type="float" office:value="0.9980282" calcext:value-type="float">
            <text:p>0.9980282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2993.9" calcext:value-type="float">
            <text:p>2993.9</text:p>
          </table:table-cell>
          <table:table-cell office:value-type="float" office:value="3390.4790802002" calcext:value-type="float">
            <text:p>3390.4790802002</text:p>
          </table:table-cell>
          <table:table-cell office:value-type="float" office:value="-0.06750417" calcext:value-type="float">
            <text:p>-0.06750417</text:p>
          </table:table-cell>
          <table:table-cell office:value-type="float" office:value="0.9977191" calcext:value-type="float">
            <text:p>0.9977191</text:p>
          </table:table-cell>
        </table:table-row>
        <table:table-row table:style-name="ro1">
          <table:table-cell office:value-type="float" office:value="1898.1" calcext:value-type="float">
            <text:p>1898.1</text:p>
          </table:table-cell>
          <table:table-cell office:value-type="float" office:value="2991" calcext:value-type="float">
            <text:p>2991</text:p>
          </table:table-cell>
          <table:table-cell office:value-type="float" office:value="3421.51488113403" calcext:value-type="float">
            <text:p>3421.514881134</text:p>
          </table:table-cell>
          <table:table-cell office:value-type="float" office:value="-0.1194509" calcext:value-type="float">
            <text:p>-0.1194509</text:p>
          </table:table-cell>
          <table:table-cell office:value-type="float" office:value="0.9928401" calcext:value-type="float">
            <text:p>0.9928401</text:p>
          </table:table-cell>
        </table:table-row>
        <table:table-row table:style-name="ro1">
          <table:table-cell office:value-type="float" office:value="1864.891" calcext:value-type="float">
            <text:p>1864.891</text:p>
          </table:table-cell>
          <table:table-cell office:value-type="float" office:value="2986.187" calcext:value-type="float">
            <text:p>2986.187</text:p>
          </table:table-cell>
          <table:table-cell office:value-type="float" office:value="3455.07110214233" calcext:value-type="float">
            <text:p>3455.0711021423</text:p>
          </table:table-cell>
          <table:table-cell office:value-type="float" office:value="-0.1654203" calcext:value-type="float">
            <text:p>-0.1654203</text:p>
          </table:table-cell>
          <table:table-cell office:value-type="float" office:value="0.9862232" calcext:value-type="float">
            <text:p>0.9862232</text:p>
          </table:table-cell>
        </table:table-row>
        <table:table-row table:style-name="ro1">
          <table:table-cell office:value-type="float" office:value="1830.363" calcext:value-type="float">
            <text:p>1830.363</text:p>
          </table:table-cell>
          <table:table-cell office:value-type="float" office:value="2979.638" calcext:value-type="float">
            <text:p>2979.638</text:p>
          </table:table-cell>
          <table:table-cell office:value-type="float" office:value="3490.21416854858" calcext:value-type="float">
            <text:p>3490.2141685486</text:p>
          </table:table-cell>
          <table:table-cell office:value-type="float" office:value="-0.1499853" calcext:value-type="float">
            <text:p>-0.1499853</text:p>
          </table:table-cell>
          <table:table-cell office:value-type="float" office:value="0.9886882" calcext:value-type="float">
            <text:p>0.9886882</text:p>
          </table:table-cell>
        </table:table-row>
        <table:table-row table:style-name="ro1">
          <table:table-cell office:value-type="float" office:value="1792.705" calcext:value-type="float">
            <text:p>1792.705</text:p>
          </table:table-cell>
          <table:table-cell office:value-type="float" office:value="2975.236" calcext:value-type="float">
            <text:p>2975.236</text:p>
          </table:table-cell>
          <table:table-cell office:value-type="float" office:value="3528.12882232666" calcext:value-type="float">
            <text:p>3528.1288223267</text:p>
          </table:table-cell>
          <table:table-cell office:value-type="float" office:value="-0.09902501" calcext:value-type="float">
            <text:p>-0.09902501</text:p>
          </table:table-cell>
          <table:table-cell office:value-type="float" office:value="0.995085" calcext:value-type="float">
            <text:p>0.995085</text:p>
          </table:table-cell>
        </table:table-row>
        <table:table-row table:style-name="ro1">
          <table:table-cell office:value-type="float" office:value="1752.6" calcext:value-type="float">
            <text:p>1752.6</text:p>
          </table:table-cell>
          <table:table-cell office:value-type="float" office:value="2971.9" calcext:value-type="float">
            <text:p>2971.9</text:p>
          </table:table-cell>
          <table:table-cell office:value-type="float" office:value="3568.37232589722" calcext:value-type="float">
            <text:p>3568.3723258972</text:p>
          </table:table-cell>
          <table:table-cell office:value-type="float" office:value="-0.1009978" calcext:value-type="float">
            <text:p>-0.1009978</text:p>
          </table:table-cell>
          <table:table-cell office:value-type="float" office:value="0.9948867" calcext:value-type="float">
            <text:p>0.9948867</text:p>
          </table:table-cell>
        </table:table-row>
        <table:table-row table:style-name="ro1">
          <table:table-cell office:value-type="float" office:value="1716.5" calcext:value-type="float">
            <text:p>1716.5</text:p>
          </table:table-cell>
          <table:table-cell office:value-type="float" office:value="2967.5" calcext:value-type="float">
            <text:p>2967.5</text:p>
          </table:table-cell>
          <table:table-cell office:value-type="float" office:value="3604.73944473267" calcext:value-type="float">
            <text:p>3604.7394447327</text:p>
          </table:table-cell>
          <table:table-cell office:value-type="float" office:value="-0.1416101" calcext:value-type="float">
            <text:p>-0.1416101</text:p>
          </table:table-cell>
          <table:table-cell office:value-type="float" office:value="0.9899225" calcext:value-type="float">
            <text:p>0.9899225</text:p>
          </table:table-cell>
        </table:table-row>
        <table:table-row table:style-name="ro1">
          <table:table-cell office:value-type="float" office:value="1679.2" calcext:value-type="float">
            <text:p>1679.2</text:p>
          </table:table-cell>
          <table:table-cell office:value-type="float" office:value="2961.4" calcext:value-type="float">
            <text:p>2961.4</text:p>
          </table:table-cell>
          <table:table-cell office:value-type="float" office:value="3642.5350112915" calcext:value-type="float">
            <text:p>3642.5350112915</text:p>
          </table:table-cell>
          <table:table-cell office:value-type="float" office:value="-0.1572973" calcext:value-type="float">
            <text:p>-0.1572973</text:p>
          </table:table-cell>
          <table:table-cell office:value-type="float" office:value="0.9875513" calcext:value-type="float">
            <text:p>0.9875513</text:p>
          </table:table-cell>
        </table:table-row>
        <table:table-row table:style-name="ro1">
          <table:table-cell office:value-type="float" office:value="1644.3" calcext:value-type="float">
            <text:p>1644.3</text:p>
          </table:table-cell>
          <table:table-cell office:value-type="float" office:value="2956" calcext:value-type="float">
            <text:p>2956</text:p>
          </table:table-cell>
          <table:table-cell office:value-type="float" office:value="3677.85019302368" calcext:value-type="float">
            <text:p>3677.8501930237</text:p>
          </table:table-cell>
          <table:table-cell office:value-type="float" office:value="-0.1282835" calcext:value-type="float">
            <text:p>-0.1282835</text:p>
          </table:table-cell>
          <table:table-cell office:value-type="float" office:value="0.9917377" calcext:value-type="float">
            <text:p>0.9917377</text:p>
          </table:table-cell>
        </table:table-row>
        <table:table-row table:style-name="ro1">
          <table:table-cell office:value-type="float" office:value="1598.8" calcext:value-type="float">
            <text:p>1598.8</text:p>
          </table:table-cell>
          <table:table-cell office:value-type="float" office:value="2951" calcext:value-type="float">
            <text:p>2951</text:p>
          </table:table-cell>
          <table:table-cell office:value-type="float" office:value="3723.62409210205" calcext:value-type="float">
            <text:p>3723.6240921021</text:p>
          </table:table-cell>
          <table:table-cell office:value-type="float" office:value="-0.1229882" calcext:value-type="float">
            <text:p>-0.1229882</text:p>
          </table:table-cell>
          <table:table-cell office:value-type="float" office:value="0.9924082" calcext:value-type="float">
            <text:p>0.9924082</text:p>
          </table:table-cell>
        </table:table-row>
        <table:table-row table:style-name="ro1">
          <table:table-cell office:value-type="float" office:value="1538.467" calcext:value-type="float">
            <text:p>1538.467</text:p>
          </table:table-cell>
          <table:table-cell office:value-type="float" office:value="2942.884" calcext:value-type="float">
            <text:p>2942.884</text:p>
          </table:table-cell>
          <table:table-cell office:value-type="float" office:value="3784.5001335144" calcext:value-type="float">
            <text:p>3784.5001335144</text:p>
          </table:table-cell>
          <table:table-cell office:value-type="float" office:value="-0.08315027" calcext:value-type="float">
            <text:p>-0.08315027</text:p>
          </table:table-cell>
          <table:table-cell office:value-type="float" office:value="0.996537" calcext:value-type="float">
            <text:p>0.996537</text:p>
          </table:table-cell>
        </table:table-row>
        <table:table-row table:style-name="ro1">
          <table:table-cell office:value-type="float" office:value="1481.088" calcext:value-type="float">
            <text:p>1481.088</text:p>
          </table:table-cell>
          <table:table-cell office:value-type="float" office:value="2941.178" calcext:value-type="float">
            <text:p>2941.178</text:p>
          </table:table-cell>
          <table:table-cell office:value-type="float" office:value="3841.90451812744" calcext:value-type="float">
            <text:p>3841.9045181274</text:p>
          </table:table-cell>
          <table:table-cell office:value-type="float" office:value="-0.02094829" calcext:value-type="float">
            <text:p>-0.02094829</text:p>
          </table:table-cell>
          <table:table-cell office:value-type="float" office:value="0.9997806" calcext:value-type="float">
            <text:p>0.9997806</text:p>
          </table:table-cell>
        </table:table-row>
        <table:table-row table:style-name="ro1">
          <table:table-cell office:value-type="float" office:value="1428.893" calcext:value-type="float">
            <text:p>1428.893</text:p>
          </table:table-cell>
          <table:table-cell office:value-type="float" office:value="2940.588" calcext:value-type="float">
            <text:p>2940.588</text:p>
          </table:table-cell>
          <table:table-cell office:value-type="float" office:value="3894.10328674316" calcext:value-type="float">
            <text:p>3894.1032867432</text:p>
          </table:table-cell>
          <table:table-cell office:value-type="float" office:value="0.0007269979" calcext:value-type="float">
            <text:p>0.0007269979</text:p>
          </table:table-cell>
          <table:table-cell office:value-type="float" office:value="0.9999998" calcext:value-type="float">
            <text:p>0.9999998</text:p>
          </table:table-cell>
        </table:table-row>
        <table:table-row table:style-name="ro1">
          <table:table-cell office:value-type="float" office:value="1385.381" calcext:value-type="float">
            <text:p>1385.381</text:p>
          </table:table-cell>
          <table:table-cell office:value-type="float" office:value="2941.248" calcext:value-type="float">
            <text:p>2941.248</text:p>
          </table:table-cell>
          <table:table-cell office:value-type="float" office:value="3937.62049102783" calcext:value-type="float">
            <text:p>3937.6204910278</text:p>
          </table:table-cell>
          <table:table-cell office:value-type="float" office:value="0.03085208" calcext:value-type="float">
            <text:p>0.03085208</text:p>
          </table:table-cell>
          <table:table-cell office:value-type="float" office:value="0.999524" calcext:value-type="float">
            <text:p>0.999524</text:p>
          </table:table-cell>
        </table:table-row>
        <table:table-row table:style-name="ro1">
          <table:table-cell office:value-type="float" office:value="1323.206" calcext:value-type="float">
            <text:p>1323.206</text:p>
          </table:table-cell>
          <table:table-cell office:value-type="float" office:value="2943.851" calcext:value-type="float">
            <text:p>2943.851</text:p>
          </table:table-cell>
          <table:table-cell office:value-type="float" office:value="3999.84999465942" calcext:value-type="float">
            <text:p>3999.8499946594</text:p>
          </table:table-cell>
          <table:table-cell office:value-type="float" office:value="0.08081907" calcext:value-type="float">
            <text:p>0.08081907</text:p>
          </table:table-cell>
          <table:table-cell office:value-type="float" office:value="0.9967288" calcext:value-type="float">
            <text:p>0.9967288</text:p>
          </table:table-cell>
        </table:table-row>
        <table:table-row table:style-name="ro1">
          <table:table-cell office:value-type="float" office:value="1273.241" calcext:value-type="float">
            <text:p>1273.241</text:p>
          </table:table-cell>
          <table:table-cell office:value-type="float" office:value="2950.341" calcext:value-type="float">
            <text:p>2950.341</text:p>
          </table:table-cell>
          <table:table-cell office:value-type="float" office:value="4050.23456954956" calcext:value-type="float">
            <text:p>4050.2345695496</text:p>
          </table:table-cell>
          <table:table-cell office:value-type="float" office:value="0.1000831" calcext:value-type="float">
            <text:p>0.1000831</text:p>
          </table:table-cell>
          <table:table-cell office:value-type="float" office:value="0.9949791" calcext:value-type="float">
            <text:p>0.9949791</text:p>
          </table:table-cell>
        </table:table-row>
        <table:table-row table:style-name="ro1">
          <table:table-cell office:value-type="float" office:value="1224.223" calcext:value-type="float">
            <text:p>1224.223</text:p>
          </table:table-cell>
          <table:table-cell office:value-type="float" office:value="2953.807" calcext:value-type="float">
            <text:p>2953.807</text:p>
          </table:table-cell>
          <table:table-cell office:value-type="float" office:value="4099.37530517578" calcext:value-type="float">
            <text:p>4099.3753051758</text:p>
          </table:table-cell>
          <table:table-cell office:value-type="float" office:value="0.03130078" calcext:value-type="float">
            <text:p>0.03130078</text:p>
          </table:table-cell>
          <table:table-cell office:value-type="float" office:value="0.99951" calcext:value-type="float">
            <text:p>0.99951</text:p>
          </table:table-cell>
        </table:table-row>
        <table:table-row table:style-name="ro1">
          <table:table-cell office:value-type="float" office:value="1163.645" calcext:value-type="float">
            <text:p>1163.645</text:p>
          </table:table-cell>
          <table:table-cell office:value-type="float" office:value="2953.773" calcext:value-type="float">
            <text:p>2953.773</text:p>
          </table:table-cell>
          <table:table-cell office:value-type="float" office:value="4159.95307540894" calcext:value-type="float">
            <text:p>4159.9530754089</text:p>
          </table:table-cell>
          <table:table-cell office:value-type="float" office:value="-0.02042937" calcext:value-type="float">
            <text:p>-0.02042937</text:p>
          </table:table-cell>
          <table:table-cell office:value-type="float" office:value="0.9997913" calcext:value-type="float">
            <text:p>0.9997913</text:p>
          </table:table-cell>
        </table:table-row>
        <table:table-row table:style-name="ro1">
          <table:table-cell office:value-type="float" office:value="1127.181" calcext:value-type="float">
            <text:p>1127.181</text:p>
          </table:table-cell>
          <table:table-cell office:value-type="float" office:value="2951.824" calcext:value-type="float">
            <text:p>2951.824</text:p>
          </table:table-cell>
          <table:table-cell office:value-type="float" office:value="4196.46884536743" calcext:value-type="float">
            <text:p>4196.4688453674</text:p>
          </table:table-cell>
          <table:table-cell office:value-type="float" office:value="-0.09344053" calcext:value-type="float">
            <text:p>-0.09344053</text:p>
          </table:table-cell>
          <table:table-cell office:value-type="float" office:value="0.9956249" calcext:value-type="float">
            <text:p>0.9956249</text:p>
          </table:table-cell>
        </table:table-row>
        <table:table-row table:style-name="ro1">
          <table:table-cell office:value-type="float" office:value="1076.317" calcext:value-type="float">
            <text:p>1076.317</text:p>
          </table:table-cell>
          <table:table-cell office:value-type="float" office:value="2945.577" calcext:value-type="float">
            <text:p>2945.577</text:p>
          </table:table-cell>
          <table:table-cell office:value-type="float" office:value="4247.71508026123" calcext:value-type="float">
            <text:p>4247.7150802612</text:p>
          </table:table-cell>
          <table:table-cell office:value-type="float" office:value="-0.1865232" calcext:value-type="float">
            <text:p>-0.1865232</text:p>
          </table:table-cell>
          <table:table-cell office:value-type="float" office:value="0.9824507" calcext:value-type="float">
            <text:p>0.9824507</text:p>
          </table:table-cell>
        </table:table-row>
        <table:table-row table:style-name="ro1">
          <table:table-cell office:value-type="float" office:value="1010.781" calcext:value-type="float">
            <text:p>1010.781</text:p>
          </table:table-cell>
          <table:table-cell office:value-type="float" office:value="2929.725" calcext:value-type="float">
            <text:p>2929.725</text:p>
          </table:table-cell>
          <table:table-cell office:value-type="float" office:value="4315.14101409912" calcext:value-type="float">
            <text:p>4315.1410140991</text:p>
          </table:table-cell>
          <table:table-cell office:value-type="float" office:value="-0.258821" calcext:value-type="float">
            <text:p>-0.258821</text:p>
          </table:table-cell>
          <table:table-cell office:value-type="float" office:value="0.9659254" calcext:value-type="float">
            <text:p>0.9659254</text:p>
          </table:table-cell>
        </table:table-row>
        <table:table-row table:style-name="ro1">
          <table:table-cell office:value-type="float" office:value="957.2896" calcext:value-type="float">
            <text:p>957.2896</text:p>
          </table:table-cell>
          <table:table-cell office:value-type="float" office:value="2913.683" calcext:value-type="float">
            <text:p>2913.683</text:p>
          </table:table-cell>
          <table:table-cell office:value-type="float" office:value="4370.98598098755" calcext:value-type="float">
            <text:p>4370.9859809876</text:p>
          </table:table-cell>
          <table:table-cell office:value-type="float" office:value="-0.2463995" calcext:value-type="float">
            <text:p>-0.2463995</text:p>
          </table:table-cell>
          <table:table-cell office:value-type="float" office:value="0.9691684" calcext:value-type="float">
            <text:p>0.9691684</text:p>
          </table:table-cell>
        </table:table-row>
        <table:table-row table:style-name="ro1">
          <table:table-cell office:value-type="float" office:value="920.5009" calcext:value-type="float">
            <text:p>920.5009</text:p>
          </table:table-cell>
          <table:table-cell office:value-type="float" office:value="2906.772" calcext:value-type="float">
            <text:p>2906.772</text:p>
          </table:table-cell>
          <table:table-cell office:value-type="float" office:value="4408.41822814941" calcext:value-type="float">
            <text:p>4408.4182281494</text:p>
          </table:table-cell>
          <table:table-cell office:value-type="float" office:value="-0.1343836" calcext:value-type="float">
            <text:p>-0.1343836</text:p>
          </table:table-cell>
          <table:table-cell office:value-type="float" office:value="0.9909295" calcext:value-type="float">
            <text:p>0.9909295</text:p>
          </table:table-cell>
        </table:table-row>
        <table:table-row table:style-name="ro1">
          <table:table-cell office:value-type="float" office:value="872.5331" calcext:value-type="float">
            <text:p>872.5331</text:p>
          </table:table-cell>
          <table:table-cell office:value-type="float" office:value="2902.189" calcext:value-type="float">
            <text:p>2902.189</text:p>
          </table:table-cell>
          <table:table-cell office:value-type="float" office:value="4456.60440444946" calcext:value-type="float">
            <text:p>4456.6044044495</text:p>
          </table:table-cell>
          <table:table-cell office:value-type="float" office:value="-0.06716657" calcext:value-type="float">
            <text:p>-0.06716657</text:p>
          </table:table-cell>
          <table:table-cell office:value-type="float" office:value="0.9977418" calcext:value-type="float">
            <text:p>0.9977418</text:p>
          </table:table-cell>
        </table:table-row>
        <table:table-row table:style-name="ro1">
          <table:table-cell office:value-type="float" office:value="809.5" calcext:value-type="float">
            <text:p>809.5</text:p>
          </table:table-cell>
          <table:table-cell office:value-type="float" office:value="2899.3" calcext:value-type="float">
            <text:p>2899.3</text:p>
          </table:table-cell>
          <table:table-cell office:value-type="float" office:value="4519.70372390747" calcext:value-type="float">
            <text:p>4519.7037239075</text:p>
          </table:table-cell>
          <table:table-cell office:value-type="float" office:value="-0.00617373" calcext:value-type="float">
            <text:p>-0.00617373</text:p>
          </table:table-cell>
          <table:table-cell office:value-type="float" office:value="0.9999809" calcext:value-type="float">
            <text:p>0.9999809</text:p>
          </table:table-cell>
        </table:table-row>
        <table:table-row table:style-name="ro1">
          <table:table-cell office:value-type="float" office:value="760.9" calcext:value-type="float">
            <text:p>760.9</text:p>
          </table:table-cell>
          <table:table-cell office:value-type="float" office:value="2901.5" calcext:value-type="float">
            <text:p>2901.5</text:p>
          </table:table-cell>
          <table:table-cell office:value-type="float" office:value="4568.35346603394" calcext:value-type="float">
            <text:p>4568.3534660339</text:p>
          </table:table-cell>
          <table:table-cell office:value-type="float" office:value="0.03776932" calcext:value-type="float">
            <text:p>0.03776932</text:p>
          </table:table-cell>
          <table:table-cell office:value-type="float" office:value="0.9992865" calcext:value-type="float">
            <text:p>0.9992865</text:p>
          </table:table-cell>
        </table:table-row>
        <table:table-row table:style-name="ro1">
          <table:table-cell office:value-type="float" office:value="709.4828" calcext:value-type="float">
            <text:p>709.4828</text:p>
          </table:table-cell>
          <table:table-cell office:value-type="float" office:value="2903.08" calcext:value-type="float">
            <text:p>2903.08</text:p>
          </table:table-cell>
          <table:table-cell office:value-type="float" office:value="4619.794921875" calcext:value-type="float">
            <text:p>4619.794921875</text:p>
          </table:table-cell>
          <table:table-cell office:value-type="float" office:value="-0.006520033" calcext:value-type="float">
            <text:p>-0.006520033</text:p>
          </table:table-cell>
          <table:table-cell office:value-type="float" office:value="0.9999787" calcext:value-type="float">
            <text:p>0.9999787</text:p>
          </table:table-cell>
        </table:table-row>
        <table:table-row table:style-name="ro1">
          <table:table-cell office:value-type="float" office:value="651.4912" calcext:value-type="float">
            <text:p>651.4912</text:p>
          </table:table-cell>
          <table:table-cell office:value-type="float" office:value="2900.787" calcext:value-type="float">
            <text:p>2900.787</text:p>
          </table:table-cell>
          <table:table-cell office:value-type="float" office:value="4677.83190536499" calcext:value-type="float">
            <text:p>4677.831905365</text:p>
          </table:table-cell>
          <table:table-cell office:value-type="float" office:value="-0.05208302" calcext:value-type="float">
            <text:p>-0.05208302</text:p>
          </table:table-cell>
          <table:table-cell office:value-type="float" office:value="0.9986428" calcext:value-type="float">
            <text:p>0.9986428</text:p>
          </table:table-cell>
        </table:table-row>
        <table:table-row table:style-name="ro1">
          <table:table-cell office:value-type="float" office:value="614.2916" calcext:value-type="float">
            <text:p>614.2916</text:p>
          </table:table-cell>
          <table:table-cell office:value-type="float" office:value="2898.116" calcext:value-type="float">
            <text:p>2898.116</text:p>
          </table:table-cell>
          <table:table-cell office:value-type="float" office:value="4715.12731170654" calcext:value-type="float">
            <text:p>4715.1273117065</text:p>
          </table:table-cell>
          <table:table-cell office:value-type="float" office:value="-0.1316625" calcext:value-type="float">
            <text:p>-0.1316625</text:p>
          </table:table-cell>
          <table:table-cell office:value-type="float" office:value="0.9912946" calcext:value-type="float">
            <text:p>0.9912946</text:p>
          </table:table-cell>
        </table:table-row>
        <table:table-row table:style-name="ro1">
          <table:table-cell office:value-type="float" office:value="562.6884" calcext:value-type="float">
            <text:p>562.6884</text:p>
          </table:table-cell>
          <table:table-cell office:value-type="float" office:value="2888.992" calcext:value-type="float">
            <text:p>2888.992</text:p>
          </table:table-cell>
          <table:table-cell office:value-type="float" office:value="4767.53088760376" calcext:value-type="float">
            <text:p>4767.5308876038</text:p>
          </table:table-cell>
          <table:table-cell office:value-type="float" office:value="-0.2052449" calcext:value-type="float">
            <text:p>-0.2052449</text:p>
          </table:table-cell>
          <table:table-cell office:value-type="float" office:value="0.9787107" calcext:value-type="float">
            <text:p>0.9787107</text:p>
          </table:table-cell>
        </table:table-row>
        <table:table-row table:style-name="ro1">
          <table:table-cell office:value-type="float" office:value="512.8154" calcext:value-type="float">
            <text:p>512.8154</text:p>
          </table:table-cell>
          <table:table-cell office:value-type="float" office:value="2876.835" calcext:value-type="float">
            <text:p>2876.835</text:p>
          </table:table-cell>
          <table:table-cell office:value-type="float" office:value="4818.8641242981" calcext:value-type="float">
            <text:p>4818.8641242981</text:p>
          </table:table-cell>
          <table:table-cell office:value-type="float" office:value="-0.274142" calcext:value-type="float">
            <text:p>-0.274142</text:p>
          </table:table-cell>
          <table:table-cell office:value-type="float" office:value="0.9616892" calcext:value-type="float">
            <text:p>0.9616892</text:p>
          </table:table-cell>
        </table:table-row>
        <table:table-row table:style-name="ro1">
          <table:table-cell office:value-type="float" office:value="471.6826" calcext:value-type="float">
            <text:p>471.6826</text:p>
          </table:table-cell>
          <table:table-cell office:value-type="float" office:value="2863.05" calcext:value-type="float">
            <text:p>2863.05</text:p>
          </table:table-cell>
          <table:table-cell office:value-type="float" office:value="4862.24559783936" calcext:value-type="float">
            <text:p>4862.2455978394</text:p>
          </table:table-cell>
          <table:table-cell office:value-type="float" office:value="-0.3464711" calcext:value-type="float">
            <text:p>-0.3464711</text:p>
          </table:table-cell>
          <table:table-cell office:value-type="float" office:value="0.9380608" calcext:value-type="float">
            <text:p>0.9380608</text:p>
          </table:table-cell>
        </table:table-row>
        <table:table-row table:style-name="ro1">
          <table:table-cell office:value-type="float" office:value="418.5" calcext:value-type="float">
            <text:p>418.5</text:p>
          </table:table-cell>
          <table:table-cell office:value-type="float" office:value="2842" calcext:value-type="float">
            <text:p>2842</text:p>
          </table:table-cell>
          <table:table-cell office:value-type="float" office:value="4919.44234848022" calcext:value-type="float">
            <text:p>4919.4423484802</text:p>
          </table:table-cell>
          <table:table-cell office:value-type="float" office:value="-0.4432236" calcext:value-type="float">
            <text:p>-0.4432236</text:p>
          </table:table-cell>
          <table:table-cell office:value-type="float" office:value="0.8964111" calcext:value-type="float">
            <text:p>0.8964111</text:p>
          </table:table-cell>
        </table:table-row>
        <table:table-row table:style-name="ro1">
          <table:table-cell office:value-type="float" office:value="383.2" calcext:value-type="float">
            <text:p>383.2</text:p>
          </table:table-cell>
          <table:table-cell office:value-type="float" office:value="2819.3" calcext:value-type="float">
            <text:p>2819.3</text:p>
          </table:table-cell>
          <table:table-cell office:value-type="float" office:value="4961.41110992432" calcext:value-type="float">
            <text:p>4961.4111099243</text:p>
          </table:table-cell>
          <table:table-cell office:value-type="float" office:value="-0.6158115" calcext:value-type="float">
            <text:p>-0.6158115</text:p>
          </table:table-cell>
          <table:table-cell office:value-type="float" office:value="0.7878937" calcext:value-type="float">
            <text:p>0.7878937</text:p>
          </table:table-cell>
        </table:table-row>
        <table:table-row table:style-name="ro1">
          <table:table-cell office:value-type="float" office:value="345.7" calcext:value-type="float">
            <text:p>345.7</text:p>
          </table:table-cell>
          <table:table-cell office:value-type="float" office:value="2785.1" calcext:value-type="float">
            <text:p>2785.1</text:p>
          </table:table-cell>
          <table:table-cell office:value-type="float" office:value="5012.16431045532" calcext:value-type="float">
            <text:p>5012.1643104553</text:p>
          </table:table-cell>
          <table:table-cell office:value-type="float" office:value="-0.7330205" calcext:value-type="float">
            <text:p>-0.7330205</text:p>
          </table:table-cell>
          <table:table-cell office:value-type="float" office:value="0.6802067" calcext:value-type="float">
            <text:p>0.6802067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738.8" calcext:value-type="float">
            <text:p>2738.8</text:p>
          </table:table-cell>
          <table:table-cell office:value-type="float" office:value="5071.55736923218" calcext:value-type="float">
            <text:p>5071.5573692322</text:p>
          </table:table-cell>
          <table:table-cell office:value-type="float" office:value="-0.8330534" calcext:value-type="float">
            <text:p>-0.8330534</text:p>
          </table:table-cell>
          <table:table-cell office:value-type="float" office:value="0.5531927" calcext:value-type="float">
            <text:p>0.5531927</text:p>
          </table:table-cell>
        </table:table-row>
        <table:table-row table:style-name="ro1">
          <table:table-cell office:value-type="float" office:value="277.9" calcext:value-type="float">
            <text:p>277.9</text:p>
          </table:table-cell>
          <table:table-cell office:value-type="float" office:value="2683" calcext:value-type="float">
            <text:p>2683</text:p>
          </table:table-cell>
          <table:table-cell office:value-type="float" office:value="5135.19702529907" calcext:value-type="float">
            <text:p>5135.1970252991</text:p>
          </table:table-cell>
          <table:table-cell office:value-type="float" office:value="-0.8918767" calcext:value-type="float">
            <text:p>-0.8918767</text:p>
          </table:table-cell>
          <table:table-cell office:value-type="float" office:value="0.4522787" calcext:value-type="float">
            <text:p>0.452278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2633.3" calcext:value-type="float">
            <text:p>2633.3</text:p>
          </table:table-cell>
          <table:table-cell office:value-type="float" office:value="5189.91900253296" calcext:value-type="float">
            <text:p>5189.919002533</text:p>
          </table:table-cell>
          <table:table-cell office:value-type="float" office:value="-0.9280702" calcext:value-type="float">
            <text:p>-0.9280702</text:p>
          </table:table-cell>
          <table:table-cell office:value-type="float" office:value="0.3724052" calcext:value-type="float">
            <text:p>0.3724052</text:p>
          </table:table-cell>
        </table:table-row>
        <table:table-row table:style-name="ro1">
          <table:table-cell office:value-type="float" office:value="237.3182" calcext:value-type="float">
            <text:p>237.3182</text:p>
          </table:table-cell>
          <table:table-cell office:value-type="float" office:value="2581.866" calcext:value-type="float">
            <text:p>2581.866</text:p>
          </table:table-cell>
          <table:table-cell office:value-type="float" office:value="5244.30728530884" calcext:value-type="float">
            <text:p>5244.3072853088</text:p>
          </table:table-cell>
          <table:table-cell office:value-type="float" office:value="-0.9449031" calcext:value-type="float">
            <text:p>-0.9449031</text:p>
          </table:table-cell>
          <table:table-cell office:value-type="float" office:value="0.32735" calcext:value-type="float">
            <text:p>0.32735</text:p>
          </table:table-cell>
        </table:table-row>
        <table:table-row table:style-name="ro1">
          <table:table-cell office:value-type="float" office:value="220.1718" calcext:value-type="float">
            <text:p>220.1718</text:p>
          </table:table-cell>
          <table:table-cell office:value-type="float" office:value="2532.768" calcext:value-type="float">
            <text:p>2532.768</text:p>
          </table:table-cell>
          <table:table-cell office:value-type="float" office:value="5296.31378555298" calcext:value-type="float">
            <text:p>5296.313785553</text:p>
          </table:table-cell>
          <table:table-cell office:value-type="float" office:value="-0.9477751" calcext:value-type="float">
            <text:p>-0.9477751</text:p>
          </table:table-cell>
          <table:table-cell office:value-type="float" office:value="0.3189399" calcext:value-type="float">
            <text:p>0.3189399</text:p>
          </table:table-cell>
        </table:table-row>
        <table:table-row table:style-name="ro1">
          <table:table-cell office:value-type="float" office:value="203.0656" calcext:value-type="float">
            <text:p>203.0656</text:p>
          </table:table-cell>
          <table:table-cell office:value-type="float" office:value="2480.08" calcext:value-type="float">
            <text:p>2480.08</text:p>
          </table:table-cell>
          <table:table-cell office:value-type="float" office:value="5351.70889663696" calcext:value-type="float">
            <text:p>5351.708896637</text:p>
          </table:table-cell>
          <table:table-cell office:value-type="float" office:value="-0.9582791" calcext:value-type="float">
            <text:p>-0.9582791</text:p>
          </table:table-cell>
          <table:table-cell office:value-type="float" office:value="0.2858341" calcext:value-type="float">
            <text:p>0.2858341</text:p>
          </table:table-cell>
        </table:table-row>
        <table:table-row table:style-name="ro1">
          <table:table-cell office:value-type="float" office:value="188.2281" calcext:value-type="float">
            <text:p>188.2281</text:p>
          </table:table-cell>
          <table:table-cell office:value-type="float" office:value="2425.674" calcext:value-type="float">
            <text:p>2425.674</text:p>
          </table:table-cell>
          <table:table-cell office:value-type="float" office:value="5408.10162734985" calcext:value-type="float">
            <text:p>5408.1016273499</text:p>
          </table:table-cell>
          <table:table-cell office:value-type="float" office:value="-0.9688905" calcext:value-type="float">
            <text:p>-0.9688905</text:p>
          </table:table-cell>
          <table:table-cell office:value-type="float" office:value="0.2474897" calcext:value-type="float">
            <text:p>0.2474897</text:p>
          </table:table-cell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2384.3" calcext:value-type="float">
            <text:p>2384.3</text:p>
          </table:table-cell>
          <table:table-cell office:value-type="float" office:value="5450.58114624023" calcext:value-type="float">
            <text:p>5450.5811462402</text:p>
          </table:table-cell>
          <table:table-cell office:value-type="float" office:value="-0.9826933" calcext:value-type="float">
            <text:p>-0.9826933</text:p>
          </table:table-cell>
          <table:table-cell office:value-type="float" office:value="0.1852403" calcext:value-type="float">
            <text:p>0.1852403</text:p>
          </table:table-cell>
        </table:table-row>
        <table:table-row table:style-name="ro1">
          <table:table-cell office:value-type="float" office:value="171.2963" calcext:value-type="float">
            <text:p>171.2963</text:p>
          </table:table-cell>
          <table:table-cell office:value-type="float" office:value="2335.852" calcext:value-type="float">
            <text:p>2335.852</text:p>
          </table:table-cell>
          <table:table-cell office:value-type="float" office:value="5499.57681655884" calcext:value-type="float">
            <text:p>5499.5768165588</text:p>
          </table:table-cell>
          <table:table-cell office:value-type="float" office:value="-0.9924971" calcext:value-type="float">
            <text:p>-0.9924971</text:p>
          </table:table-cell>
          <table:table-cell office:value-type="float" office:value="0.122268" calcext:value-type="float">
            <text:p>0.122268</text:p>
          </table:table-cell>
        </table:table-row>
        <table:table-row table:style-name="ro1">
          <table:table-cell office:value-type="float" office:value="167.1821" calcext:value-type="float">
            <text:p>167.1821</text:p>
          </table:table-cell>
          <table:table-cell office:value-type="float" office:value="2291.617" calcext:value-type="float">
            <text:p>2291.617</text:p>
          </table:table-cell>
          <table:table-cell office:value-type="float" office:value="5544.00283813477" calcext:value-type="float">
            <text:p>5544.0028381348</text:p>
          </table:table-cell>
          <table:table-cell office:value-type="float" office:value="-0.9977285" calcext:value-type="float">
            <text:p>-0.9977285</text:p>
          </table:table-cell>
          <table:table-cell office:value-type="float" office:value="0.06736647" calcext:value-type="float">
            <text:p>0.0673664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242.6" calcext:value-type="float">
            <text:p>2242.6</text:p>
          </table:table-cell>
          <table:table-cell office:value-type="float" office:value="5593.06798934937" calcext:value-type="float">
            <text:p>5593.0679893494</text:p>
          </table:table-cell>
          <table:table-cell office:value-type="float" office:value="-0.9988278" calcext:value-type="float">
            <text:p>-0.9988278</text:p>
          </table:table-cell>
          <table:table-cell office:value-type="float" office:value="0.04840581" calcext:value-type="float">
            <text:p>0.04840581</text:p>
          </table:table-cell>
        </table:table-row>
        <table:table-row table:style-name="ro1">
          <table:table-cell office:value-type="float" office:value="162.4873" calcext:value-type="float">
            <text:p>162.4873</text:p>
          </table:table-cell>
          <table:table-cell office:value-type="float" office:value="2194.741" calcext:value-type="float">
            <text:p>2194.741</text:p>
          </table:table-cell>
          <table:table-cell office:value-type="float" office:value="5640.99279403687" calcext:value-type="float">
            <text:p>5640.9927940369</text:p>
          </table:table-cell>
          <table:table-cell office:value-type="float" office:value="-0.9994211" calcext:value-type="float">
            <text:p>-0.9994211</text:p>
          </table:table-cell>
          <table:table-cell office:value-type="float" office:value="0.03402611" calcext:value-type="float">
            <text:p>0.03402611</text:p>
          </table:table-cell>
        </table:table-row>
        <table:table-row table:style-name="ro1">
          <table:table-cell office:value-type="float" office:value="161.6546" calcext:value-type="float">
            <text:p>161.6546</text:p>
          </table:table-cell>
          <table:table-cell office:value-type="float" office:value="2144.339" calcext:value-type="float">
            <text:p>2144.339</text:p>
          </table:table-cell>
          <table:table-cell office:value-type="float" office:value="5691.40152740479" calcext:value-type="float">
            <text:p>5691.4015274048</text:p>
          </table:table-cell>
          <table:table-cell office:value-type="float" office:value="-0.9999855" calcext:value-type="float">
            <text:p>-0.9999855</text:p>
          </table:table-cell>
          <table:table-cell office:value-type="float" office:value="-0.005401879" calcext:value-type="float">
            <text:p>-0.005401879</text:p>
          </table:table-cell>
        </table:table-row>
        <table:table-row table:style-name="ro1">
          <table:table-cell office:value-type="float" office:value="163.0776" calcext:value-type="float">
            <text:p>163.0776</text:p>
          </table:table-cell>
          <table:table-cell office:value-type="float" office:value="2085.463" calcext:value-type="float">
            <text:p>2085.463</text:p>
          </table:table-cell>
          <table:table-cell office:value-type="float" office:value="5750.29518508911" calcext:value-type="float">
            <text:p>5750.2951850891</text:p>
          </table:table-cell>
          <table:table-cell office:value-type="float" office:value="-0.9969574" calcext:value-type="float">
            <text:p>-0.9969574</text:p>
          </table:table-cell>
          <table:table-cell office:value-type="float" office:value="-0.07795043" calcext:value-type="float">
            <text:p>-0.07795043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2044" calcext:value-type="float">
            <text:p>2044</text:p>
          </table:table-cell>
          <table:table-cell office:value-type="float" office:value="5792.25253677368" calcext:value-type="float">
            <text:p>5792.2525367737</text:p>
          </table:table-cell>
          <table:table-cell office:value-type="float" office:value="-0.9848059" calcext:value-type="float">
            <text:p>-0.9848059</text:p>
          </table:table-cell>
          <table:table-cell office:value-type="float" office:value="-0.1736591" calcext:value-type="float">
            <text:p>-0.1736591</text:p>
          </table:table-cell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1992.9" calcext:value-type="float">
            <text:p>1992.9</text:p>
          </table:table-cell>
          <table:table-cell office:value-type="float" office:value="5844.30268859863" calcext:value-type="float">
            <text:p>5844.3026885986</text:p>
          </table:table-cell>
          <table:table-cell office:value-type="float" office:value="-0.973924" calcext:value-type="float">
            <text:p>-0.973924</text:p>
          </table:table-cell>
          <table:table-cell office:value-type="float" office:value="-0.2268747" calcext:value-type="float">
            <text:p>-0.2268747</text:p>
          </table:table-cell>
        </table:table-row>
        <table:table-row table:style-name="ro1">
          <table:table-cell office:value-type="float" office:value="192.8806" calcext:value-type="float">
            <text:p>192.8806</text:p>
          </table:table-cell>
          <table:table-cell office:value-type="float" office:value="1943.632" calcext:value-type="float">
            <text:p>1943.632</text:p>
          </table:table-cell>
          <table:table-cell office:value-type="float" office:value="5895.38137054443" calcext:value-type="float">
            <text:p>5895.3813705444</text:p>
          </table:table-cell>
          <table:table-cell office:value-type="float" office:value="-0.9388913" calcext:value-type="float">
            <text:p>-0.9388913</text:p>
          </table:table-cell>
          <table:table-cell office:value-type="float" office:value="-0.3442138" calcext:value-type="float">
            <text:p>-0.3442138</text:p>
          </table:table-cell>
        </table:table-row>
        <table:table-row table:style-name="ro1">
          <table:table-cell office:value-type="float" office:value="215.982" calcext:value-type="float">
            <text:p>215.982</text:p>
          </table:table-cell>
          <table:table-cell office:value-type="float" office:value="1893.118" calcext:value-type="float">
            <text:p>1893.118</text:p>
          </table:table-cell>
          <table:table-cell office:value-type="float" office:value="5950.92790985107" calcext:value-type="float">
            <text:p>5950.9279098511</text:p>
          </table:table-cell>
          <table:table-cell office:value-type="float" office:value="-0.9058797" calcext:value-type="float">
            <text:p>-0.9058797</text:p>
          </table:table-cell>
          <table:table-cell office:value-type="float" office:value="-0.4235349" calcext:value-type="float">
            <text:p>-0.4235349</text:p>
          </table:table-cell>
        </table:table-row>
        <table:table-row table:style-name="ro1">
          <table:table-cell office:value-type="float" office:value="234.9113" calcext:value-type="float">
            <text:p>234.9113</text:p>
          </table:table-cell>
          <table:table-cell office:value-type="float" office:value="1853.735" calcext:value-type="float">
            <text:p>1853.735</text:p>
          </table:table-cell>
          <table:table-cell office:value-type="float" office:value="5994.62371444702" calcext:value-type="float">
            <text:p>5994.623714447</text:p>
          </table:table-cell>
          <table:table-cell office:value-type="float" office:value="-0.9034821" calcext:value-type="float">
            <text:p>-0.9034821</text:p>
          </table:table-cell>
          <table:table-cell office:value-type="float" office:value="-0.4286261" calcext:value-type="float">
            <text:p>-0.4286261</text:p>
          </table:table-cell>
        </table:table-row>
        <table:table-row table:style-name="ro1">
          <table:table-cell office:value-type="float" office:value="259.606" calcext:value-type="float">
            <text:p>259.606</text:p>
          </table:table-cell>
          <table:table-cell office:value-type="float" office:value="1801.164" calcext:value-type="float">
            <text:p>1801.164</text:p>
          </table:table-cell>
          <table:table-cell office:value-type="float" office:value="6052.70541000366" calcext:value-type="float">
            <text:p>6052.7054100037</text:p>
          </table:table-cell>
          <table:table-cell office:value-type="float" office:value="-0.9147444" calcext:value-type="float">
            <text:p>-0.9147444</text:p>
          </table:table-cell>
          <table:table-cell office:value-type="float" office:value="-0.4040332" calcext:value-type="float">
            <text:p>-0.4040332</text:p>
          </table:table-cell>
        </table:table-row>
        <table:table-row table:style-name="ro1">
          <table:table-cell office:value-type="float" office:value="281.9393" calcext:value-type="float">
            <text:p>281.9393</text:p>
          </table:table-cell>
          <table:table-cell office:value-type="float" office:value="1747.262" calcext:value-type="float">
            <text:p>1747.262</text:p>
          </table:table-cell>
          <table:table-cell office:value-type="float" office:value="6111.0514755249" calcext:value-type="float">
            <text:p>6111.0514755249</text:p>
          </table:table-cell>
          <table:table-cell office:value-type="float" office:value="-0.9286604" calcext:value-type="float">
            <text:p>-0.9286604</text:p>
          </table:table-cell>
          <table:table-cell office:value-type="float" office:value="-0.3709309" calcext:value-type="float">
            <text:p>-0.3709309</text:p>
          </table:table-cell>
        </table:table-row>
        <table:table-row table:style-name="ro1">
          <table:table-cell office:value-type="float" office:value="302.4697" calcext:value-type="float">
            <text:p>302.4697</text:p>
          </table:table-cell>
          <table:table-cell office:value-type="float" office:value="1693.851" calcext:value-type="float">
            <text:p>1693.851</text:p>
          </table:table-cell>
          <table:table-cell office:value-type="float" office:value="6168.27206039429" calcext:value-type="float">
            <text:p>6168.2720603943</text:p>
          </table:table-cell>
          <table:table-cell office:value-type="float" office:value="-0.9303303" calcext:value-type="float">
            <text:p>-0.9303303</text:p>
          </table:table-cell>
          <table:table-cell office:value-type="float" office:value="-0.3667228" calcext:value-type="float">
            <text:p>-0.3667228</text:p>
          </table:table-cell>
        </table:table-row>
        <table:table-row table:style-name="ro1">
          <table:table-cell office:value-type="float" office:value="318.9947" calcext:value-type="float">
            <text:p>318.9947</text:p>
          </table:table-cell>
          <table:table-cell office:value-type="float" office:value="1653.257" calcext:value-type="float">
            <text:p>1653.257</text:p>
          </table:table-cell>
          <table:table-cell office:value-type="float" office:value="6212.10101699829" calcext:value-type="float">
            <text:p>6212.1010169983</text:p>
          </table:table-cell>
          <table:table-cell office:value-type="float" office:value="-0.9131069" calcext:value-type="float">
            <text:p>-0.9131069</text:p>
          </table:table-cell>
          <table:table-cell office:value-type="float" office:value="-0.4077201" calcext:value-type="float">
            <text:p>-0.4077201</text:p>
          </table:table-cell>
        </table:table-row>
        <table:table-row table:style-name="ro1">
          <table:table-cell office:value-type="float" office:value="338.3099" calcext:value-type="float">
            <text:p>338.3099</text:p>
          </table:table-cell>
          <table:table-cell office:value-type="float" office:value="1613.585" calcext:value-type="float">
            <text:p>1613.585</text:p>
          </table:table-cell>
          <table:table-cell office:value-type="float" office:value="6256.22454452515" calcext:value-type="float">
            <text:p>6256.2245445252</text:p>
          </table:table-cell>
          <table:table-cell office:value-type="float" office:value="-0.8910607" calcext:value-type="float">
            <text:p>-0.8910607</text:p>
          </table:table-cell>
          <table:table-cell office:value-type="float" office:value="-0.4538842" calcext:value-type="float">
            <text:p>-0.4538842</text:p>
          </table:table-cell>
        </table:table-row>
        <table:table-row table:style-name="ro1">
          <table:table-cell office:value-type="float" office:value="362.7583" calcext:value-type="float">
            <text:p>362.7583</text:p>
          </table:table-cell>
          <table:table-cell office:value-type="float" office:value="1567.341" calcext:value-type="float">
            <text:p>1567.341</text:p>
          </table:table-cell>
          <table:table-cell office:value-type="float" office:value="6308.53430175781" calcext:value-type="float">
            <text:p>6308.5343017578</text:p>
          </table:table-cell>
          <table:table-cell office:value-type="float" office:value="-0.8816413" calcext:value-type="float">
            <text:p>-0.8816413</text:p>
          </table:table-cell>
          <table:table-cell office:value-type="float" office:value="-0.4719203" calcext:value-type="float">
            <text:p>-0.4719203</text:p>
          </table:table-cell>
        </table:table-row>
        <table:table-row table:style-name="ro1">
          <table:table-cell office:value-type="float" office:value="385.6957" calcext:value-type="float">
            <text:p>385.6957</text:p>
          </table:table-cell>
          <table:table-cell office:value-type="float" office:value="1525.059" calcext:value-type="float">
            <text:p>1525.059</text:p>
          </table:table-cell>
          <table:table-cell office:value-type="float" office:value="6356.63659286499" calcext:value-type="float">
            <text:p>6356.636592865</text:p>
          </table:table-cell>
          <table:table-cell office:value-type="float" office:value="-0.8683876" calcext:value-type="float">
            <text:p>-0.8683876</text:p>
          </table:table-cell>
          <table:table-cell office:value-type="float" office:value="-0.4958861" calcext:value-type="float">
            <text:p>-0.4958861</text:p>
          </table:table-cell>
        </table:table-row>
        <table:table-row table:style-name="ro1">
          <table:table-cell office:value-type="float" office:value="415.7805" calcext:value-type="float">
            <text:p>415.7805</text:p>
          </table:table-cell>
          <table:table-cell office:value-type="float" office:value="1474.489" calcext:value-type="float">
            <text:p>1474.489</text:p>
          </table:table-cell>
          <table:table-cell office:value-type="float" office:value="6415.47916793823" calcext:value-type="float">
            <text:p>6415.4791679382</text:p>
          </table:table-cell>
          <table:table-cell office:value-type="float" office:value="-0.8622235" calcext:value-type="float">
            <text:p>-0.8622235</text:p>
          </table:table-cell>
          <table:table-cell office:value-type="float" office:value="-0.506528" calcext:value-type="float">
            <text:p>-0.506528</text:p>
          </table:table-cell>
        </table:table-row>
        <table:table-row table:style-name="ro1">
          <table:table-cell office:value-type="float" office:value="440.6" calcext:value-type="float">
            <text:p>440.6</text:p>
          </table:table-cell>
          <table:table-cell office:value-type="float" office:value="1431.6" calcext:value-type="float">
            <text:p>1431.6</text:p>
          </table:table-cell>
          <table:table-cell office:value-type="float" office:value="6465.03196716309" calcext:value-type="float">
            <text:p>6465.0319671631</text:p>
          </table:table-cell>
          <table:table-cell office:value-type="float" office:value="-0.8733301" calcext:value-type="float">
            <text:p>-0.8733301</text:p>
          </table:table-cell>
          <table:table-cell office:value-type="float" office:value="-0.4871292" calcext:value-type="float">
            <text:p>-0.4871292</text:p>
          </table:table-cell>
        </table:table-row>
        <table:table-row table:style-name="ro1">
          <table:table-cell office:value-type="float" office:value="466.7" calcext:value-type="float">
            <text:p>466.7</text:p>
          </table:table-cell>
          <table:table-cell office:value-type="float" office:value="1383.2" calcext:value-type="float">
            <text:p>1383.2</text:p>
          </table:table-cell>
          <table:table-cell office:value-type="float" office:value="6520.02080917358" calcext:value-type="float">
            <text:p>6520.0208091736</text:p>
          </table:table-cell>
          <table:table-cell office:value-type="float" office:value="-0.8700985" calcext:value-type="float">
            <text:p>-0.8700985</text:p>
          </table:table-cell>
          <table:table-cell office:value-type="float" office:value="-0.4928782" calcext:value-type="float">
            <text:p>-0.492878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333.8" calcext:value-type="float">
            <text:p>1333.8</text:p>
          </table:table-cell>
          <table:table-cell office:value-type="float" office:value="6577.4563331604" calcext:value-type="float">
            <text:p>6577.4563331604</text:p>
          </table:table-cell>
          <table:table-cell office:value-type="float" office:value="-0.8478998" calcext:value-type="float">
            <text:p>-0.8478998</text:p>
          </table:table-cell>
          <table:table-cell office:value-type="float" office:value="-0.5301567" calcext:value-type="float">
            <text:p>-0.5301567</text:p>
          </table:table-cell>
        </table:table-row>
        <table:table-row table:style-name="ro1">
          <table:table-cell office:value-type="float" office:value="527.1" calcext:value-type="float">
            <text:p>527.1</text:p>
          </table:table-cell>
          <table:table-cell office:value-type="float" office:value="1286.6" calcext:value-type="float">
            <text:p>1286.6</text:p>
          </table:table-cell>
          <table:table-cell office:value-type="float" office:value="6633.98115539551" calcext:value-type="float">
            <text:p>6633.9811553955</text:p>
          </table:table-cell>
          <table:table-cell office:value-type="float" office:value="-0.8159528" calcext:value-type="float">
            <text:p>-0.8159528</text:p>
          </table:table-cell>
          <table:table-cell office:value-type="float" office:value="-0.5781186" calcext:value-type="float">
            <text:p>-0.5781186</text:p>
          </table:table-cell>
        </table:table-row>
        <table:table-row table:style-name="ro1">
          <table:table-cell office:value-type="float" office:value="559.2" calcext:value-type="float">
            <text:p>559.2</text:p>
          </table:table-cell>
          <table:table-cell office:value-type="float" office:value="1244.6" calcext:value-type="float">
            <text:p>1244.6</text:p>
          </table:table-cell>
          <table:table-cell office:value-type="float" office:value="6686.84335708618" calcext:value-type="float">
            <text:p>6686.8433570862</text:p>
          </table:table-cell>
          <table:table-cell office:value-type="float" office:value="-0.7464278" calcext:value-type="float">
            <text:p>-0.7464278</text:p>
          </table:table-cell>
          <table:table-cell office:value-type="float" office:value="-0.6654665" calcext:value-type="float">
            <text:p>-0.6654665</text:p>
          </table:table-cell>
        </table:table-row>
        <table:table-row table:style-name="ro1">
          <table:table-cell office:value-type="float" office:value="594.5" calcext:value-type="float">
            <text:p>594.5</text:p>
          </table:table-cell>
          <table:table-cell office:value-type="float" office:value="1211" calcext:value-type="float">
            <text:p>1211</text:p>
          </table:table-cell>
          <table:table-cell office:value-type="float" office:value="6735.57781600952" calcext:value-type="float">
            <text:p>6735.5778160095</text:p>
          </table:table-cell>
          <table:table-cell office:value-type="float" office:value="-0.6618285" calcext:value-type="float">
            <text:p>-0.6618285</text:p>
          </table:table-cell>
          <table:table-cell office:value-type="float" office:value="-0.7496552" calcext:value-type="float">
            <text:p>-0.7496552</text:p>
          </table:table-cell>
        </table:table-row>
        <table:table-row table:style-name="ro1">
          <table:table-cell office:value-type="float" office:value="630.9" calcext:value-type="float">
            <text:p>630.9</text:p>
          </table:table-cell>
          <table:table-cell office:value-type="float" office:value="1181.3" calcext:value-type="float">
            <text:p>1181.3</text:p>
          </table:table-cell>
          <table:table-cell office:value-type="float" office:value="6782.5570526123" calcext:value-type="float">
            <text:p>6782.5570526123</text:p>
          </table:table-cell>
          <table:table-cell office:value-type="float" office:value="-0.5641783" calcext:value-type="float">
            <text:p>-0.5641783</text:p>
          </table:table-cell>
          <table:table-cell office:value-type="float" office:value="-0.8256531" calcext:value-type="float">
            <text:p>-0.8256531</text:p>
          </table:table-cell>
        </table:table-row>
        <table:table-row table:style-name="ro1">
          <table:table-cell office:value-type="float" office:value="670.6" calcext:value-type="float">
            <text:p>670.6</text:p>
          </table:table-cell>
          <table:table-cell office:value-type="float" office:value="1159" calcext:value-type="float">
            <text:p>1159</text:p>
          </table:table-cell>
          <table:table-cell office:value-type="float" office:value="6828.09141921997" calcext:value-type="float">
            <text:p>6828.09141922</text:p>
          </table:table-cell>
          <table:table-cell office:value-type="float" office:value="-0.4259061" calcext:value-type="float">
            <text:p>-0.4259061</text:p>
          </table:table-cell>
          <table:table-cell office:value-type="float" office:value="-0.9047673" calcext:value-type="float">
            <text:p>-0.9047673</text:p>
          </table:table-cell>
        </table:table-row>
        <table:table-row table:style-name="ro1">
          <table:table-cell office:value-type="float" office:value="711.2" calcext:value-type="float">
            <text:p>711.2</text:p>
          </table:table-cell>
          <table:table-cell office:value-type="float" office:value="1143.5" calcext:value-type="float">
            <text:p>1143.5</text:p>
          </table:table-cell>
          <table:table-cell office:value-type="float" office:value="6871.54959487915" calcext:value-type="float">
            <text:p>6871.5495948792</text:p>
          </table:table-cell>
          <table:table-cell office:value-type="float" office:value="-0.2637061" calcext:value-type="float">
            <text:p>-0.2637061</text:p>
          </table:table-cell>
          <table:table-cell office:value-type="float" office:value="-0.9646032" calcext:value-type="float">
            <text:p>-0.9646032</text:p>
          </table:table-cell>
        </table:table-row>
        <table:table-row table:style-name="ro1">
          <table:table-cell office:value-type="float" office:value="753.2067" calcext:value-type="float">
            <text:p>753.2067</text:p>
          </table:table-cell>
          <table:table-cell office:value-type="float" office:value="1136.417" calcext:value-type="float">
            <text:p>1136.417</text:p>
          </table:table-cell>
          <table:table-cell office:value-type="float" office:value="6914.14925765991" calcext:value-type="float">
            <text:p>6914.1492576599</text:p>
          </table:table-cell>
          <table:table-cell office:value-type="float" office:value="-0.107399" calcext:value-type="float">
            <text:p>-0.107399</text:p>
          </table:table-cell>
          <table:table-cell office:value-type="float" office:value="-0.9942161" calcext:value-type="float">
            <text:p>-0.99421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14T13:16:54.138082450</dc:date>
    <meta:editing-duration>PT3M26S</meta:editing-duration>
    <meta:editing-cycles>1</meta:editing-cycles>
    <meta:document-statistic meta:table-count="1" meta:cell-count="910" meta:object-count="0"/>
    <meta:generator>LibreOffice/5.1.6.2$Linux_X86_64 LibreOffice_project/10m0$Build-2</meta:generator>
  </office:meta>
</office:document-meta>
</file>